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 svg:font-family="Arial, sans-serif"/>
    <style:font-face style:name="Lucida Sans Unicode1" svg:font-family="'Lucida Sans Unicode'"/>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top="1in" fo:margin-bottom="0.0799in"/>
    </style:style>
    <style:style style:name="P2" style:family="paragraph" style:parent-style-name="Heading_20_1">
      <style:paragraph-properties fo:break-before="page"/>
    </style:style>
    <style:style style:name="P3" style:family="paragraph" style:parent-style-name="Preformatted_20_Text">
      <style:paragraph-properties fo:margin-top="0in" fo:margin-bottom="0.1965in"/>
    </style:style>
    <style:style style:name="P4" style:family="paragraph" style:parent-style-name="Text_20_body">
      <style:paragraph-properties fo:margin-top="0in" fo:margin-bottom="0.0799in"/>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style:tab-stops>
          <style:tab-stop style:position="1.2083in" style:type="right"/>
          <style:tab-stop style:position="1.4063in"/>
        </style:tab-stops>
      </style:paragraph-properties>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9" style:family="paragraph" style:parent-style-name="Text_20_body">
      <style:text-properties style:font-name="Courier New1"/>
    </style:style>
    <style:style style:name="P10" style:family="paragraph" style:parent-style-name="Text_20_body">
      <style:paragraph-properties>
        <style:tab-stops>
          <style:tab-stop style:position="0.302in"/>
          <style:tab-stop style:position="2.5in"/>
        </style:tab-stops>
      </style:paragraph-properties>
      <style:text-properties style:font-name="Courier New1"/>
    </style:style>
    <style:style style:name="P11" style:family="paragraph" style:parent-style-name="Text_20_body">
      <style:paragraph-properties>
        <style:tab-stops>
          <style:tab-stop style:position="0.3335in"/>
        </style:tab-stops>
      </style:paragraph-properties>
    </style:style>
    <style:style style:name="P12" style:family="paragraph" style:parent-style-name="Heading_20_3">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keep-with-next="always"/>
    </style:style>
    <style:style style:name="P15" style:family="paragraph" style:parent-style-name="Text_20_body">
      <style:paragraph-properties fo:keep-with-next="always">
        <style:tab-stops>
          <style:tab-stop style:position="1.2083in" style:type="right"/>
          <style:tab-stop style:position="1.4063in"/>
        </style:tab-stops>
      </style:paragraph-properties>
    </style:style>
    <style:style style:name="P16" style:family="paragraph" style:parent-style-name="Text_20_body">
      <style:paragraph-properties fo:margin-top="0in" fo:margin-bottom="0in" fo:keep-with-next="always">
        <style:tab-stops>
          <style:tab-stop style:position="0.2917in"/>
          <style:tab-stop style:position="3.1665in"/>
        </style:tab-stops>
      </style:paragraph-properties>
    </style:style>
    <style:style style:name="P17" style:family="paragraph" style:parent-style-name="Text_20_body">
      <style:paragraph-properties fo:margin-top="0in" fo:margin-bottom="0.0201in" fo:keep-with-next="always">
        <style:tab-stops>
          <style:tab-stop style:position="0.2917in"/>
          <style:tab-stop style:position="3.1563in"/>
        </style:tab-stops>
      </style:paragraph-properties>
      <style:text-properties style:font-name="Courier New1"/>
    </style:style>
    <style:style style:name="P18" style:family="paragraph" style:parent-style-name="Text_20_body">
      <style:paragraph-properties fo:margin-top="0in" fo:margin-bottom="0.0201in" fo:keep-with-next="always">
        <style:tab-stops>
          <style:tab-stop style:position="0.2917in"/>
        </style:tab-stops>
      </style:paragraph-properties>
      <style:text-properties style:font-name="Courier New1"/>
    </style:style>
    <style:style style:name="P19" style:family="paragraph" style:parent-style-name="Text_20_body">
      <style:paragraph-properties fo:margin-top="0in" fo:margin-bottom="0.0201in" fo:keep-with-next="always">
        <style:tab-stops>
          <style:tab-stop style:position="0.302in"/>
        </style:tab-stops>
      </style:paragraph-properties>
      <style:text-properties style:font-name="Courier New1"/>
    </style:style>
    <style:style style:name="P20" style:family="paragraph" style:parent-style-name="Text_20_body">
      <style:paragraph-properties fo:margin-top="0in" fo:margin-bottom="0.0201in">
        <style:tab-stops>
          <style:tab-stop style:position="0.2811in"/>
          <style:tab-stop style:position="2.5937in"/>
        </style:tab-stops>
      </style:paragraph-properties>
    </style:style>
    <style:style style:name="P21" style:family="paragraph" style:parent-style-name="Text_20_body">
      <style:paragraph-properties fo:margin-top="0.0598in" fo:margin-bottom="0.0201in">
        <style:tab-stops>
          <style:tab-stop style:position="0.2917in"/>
          <style:tab-stop style:position="3.1563in"/>
        </style:tab-stops>
      </style:paragraph-properties>
    </style:style>
    <style:style style:name="P22" style:family="paragraph" style:parent-style-name="function_20_name">
      <style:text-properties style:font-name="Courier New1"/>
    </style:style>
    <style:style style:name="P23" style:family="paragraph" style:parent-style-name="Preformatted_20_Text">
      <style:paragraph-properties fo:margin-left="0.5in" fo:margin-right="0.4063in" fo:text-indent="0in" style:auto-text-indent="false"/>
      <style:text-properties fo:font-style="italic"/>
    </style:style>
    <style:style style:name="P24" style:family="paragraph" style:parent-style-name="Text_20_body">
      <style:paragraph-properties fo:margin-left="0.5in" fo:margin-right="0in" fo:text-indent="0in" style:auto-text-indent="false"/>
      <style:text-properties style:font-name="Courier New1" fo:font-size="10pt" style:font-size-asian="10pt" style:font-size-complex="10pt"/>
    </style:style>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text-properties style:font-name="Times New Roman" fo:font-style="normal" fo:font-weight="normal" style:font-style-asian="normal" style:font-weight-asian="normal" style:font-style-complex="normal" style:font-weight-complex="normal"/>
    </style:style>
    <style:style style:name="P35" style:family="paragraph" style:parent-style-name="Text_20_body" style:list-style-name="L4">
      <style:text-properties style:font-name="Times New Roman" fo:font-style="normal" fo:font-weight="normal" style:font-style-asian="normal" style:font-weight-asian="normal" style:font-style-complex="normal" style:font-weight-complex="normal"/>
    </style:style>
    <style:style style:name="P36" style:family="paragraph" style:parent-style-name="Text_20_body" style:master-page-name="">
      <style:paragraph-properties fo:keep-with-next="always"/>
    </style:style>
    <style:style style:name="P37" style:family="paragraph" style:parent-style-name="Text_20_body" style:master-page-name="">
      <style:paragraph-properties fo:keep-with-next="always"/>
    </style:style>
    <style:style style:name="P38" style:family="paragraph" style:parent-style-name="Text_20_body" style:master-page-name="">
      <style:paragraph-properties fo:margin-top="0in" fo:margin-bottom="0in" fo:keep-with-next="always">
        <style:tab-stops>
          <style:tab-stop style:position="0.2917in"/>
          <style:tab-stop style:position="3.1665in"/>
        </style:tab-stops>
      </style:paragraph-properties>
    </style:style>
    <style:style style:name="P39" style:family="paragraph" style:parent-style-name="Text_20_body" style:master-page-name="">
      <style:paragraph-properties fo:margin-top="0in" fo:margin-bottom="0in" fo:keep-with-next="auto">
        <style:tab-stops>
          <style:tab-stop style:position="0.2917in"/>
          <style:tab-stop style:position="3.1665in"/>
        </style:tab-stops>
      </style:paragraph-properties>
    </style:style>
    <style:style style:name="P40" style:family="paragraph" style:parent-style-name="Text_20_body" style:master-page-name="">
      <style:paragraph-properties fo:margin-top="0in" fo:margin-bottom="0.0402in" fo:keep-with-next="auto">
        <style:tab-stops>
          <style:tab-stop style:position="0.2917in"/>
          <style:tab-stop style:position="3.1665in"/>
        </style:tab-stops>
      </style:paragraph-properties>
    </style:style>
    <style:style style:name="P41" style:family="paragraph" style:parent-style-name="Text_20_body" style:master-page-name="">
      <style:paragraph-properties fo:margin-top="0in" fo:margin-bottom="0.0201in" fo:keep-with-next="always">
        <style:tab-stops>
          <style:tab-stop style:position="0.2917in"/>
          <style:tab-stop style:position="3.1563in"/>
        </style:tab-stops>
      </style:paragraph-properties>
    </style:style>
    <style:style style:name="P42" style:family="paragraph" style:parent-style-name="Text_20_body" style:master-page-name="">
      <style:paragraph-properties fo:margin-top="0in" fo:margin-bottom="0.0201in" fo:keep-with-next="always">
        <style:tab-stops>
          <style:tab-stop style:position="0.2917in"/>
        </style:tab-stops>
      </style:paragraph-properties>
      <style:text-properties style:font-name="Courier New1"/>
    </style:style>
    <style:style style:name="P43" style:family="paragraph" style:parent-style-name="Text_20_body" style:master-page-name="">
      <style:paragraph-properties fo:margin-top="0in" fo:margin-bottom="0.0201in">
        <style:tab-stops>
          <style:tab-stop style:position="0.2811in"/>
          <style:tab-stop style:position="2.5937in"/>
        </style:tab-stops>
      </style:paragraph-properties>
    </style:style>
    <style:style style:name="P44" style:family="paragraph" style:parent-style-name="Text_20_body" style:master-page-name="">
      <style:paragraph-properties fo:margin-top="0in" fo:margin-bottom="0.0201in" fo:keep-with-next="always">
        <style:tab-stops>
          <style:tab-stop style:position="0.302in"/>
          <style:tab-stop style:position="3.0102in"/>
        </style:tab-stops>
      </style:paragraph-properties>
    </style:style>
    <style:style style:name="P45" style:family="paragraph" style:parent-style-name="Text_20_body">
      <style:paragraph-properties fo:margin-top="0in" fo:margin-bottom="0.0201in">
        <style:tab-stops>
          <style:tab-stop style:position="0.2811in"/>
          <style:tab-stop style:position="2.5937in"/>
        </style:tab-stops>
      </style:paragraph-properties>
    </style:style>
    <style:style style:name="P46" style:family="paragraph" style:parent-style-name="Text_20_body" style:master-page-name="">
      <style:paragraph-properties fo:keep-with-next="always"/>
    </style:style>
    <style:style style:name="P47" style:family="paragraph" style:parent-style-name="Text_20_body">
      <style:paragraph-properties fo:keep-with-next="always"/>
    </style:style>
    <style:style style:name="P48" style:family="paragraph" style:parent-style-name="Heading" style:master-page-name="HTML">
      <style:paragraph-properties fo:margin-top="2in" fo:margin-bottom="0.2in"/>
      <style:text-properties fo:font-size="18pt" style:font-size-asian="18pt" style:font-size-complex="18pt"/>
    </style:style>
    <style:style style:name="P49" style:family="paragraph" style:parent-style-name="Heading_20_1" style:master-page-name="">
      <style:paragraph-properties fo:break-before="page"/>
    </style:style>
    <style:style style:name="P50" style:family="paragraph" style:parent-style-name="Heading_20_1" style:master-page-name="">
      <style:paragraph-properties fo:break-before="page" style:shadow="none"/>
    </style:style>
    <style:style style:name="P51" style:family="paragraph" style:parent-style-name="Heading_20_3" style:master-page-name="">
      <style:paragraph-properties fo:keep-with-next="always"/>
    </style:style>
    <style:style style:name="P52" style:family="paragraph" style:parent-style-name="Heading_20_3" style:master-page-name="">
      <style:paragraph-properties fo:break-before="page"/>
    </style:style>
    <style:style style:name="P53" style:family="paragraph" style:parent-style-name="Heading_20_3" style:master-page-name="">
      <style:paragraph-properties fo:break-before="page"/>
    </style:style>
    <style:style style:name="P54" style:family="paragraph" style:parent-style-name="Heading_20_4" style:master-page-name="">
      <style:paragraph-properties fo:break-before="page"/>
    </style:style>
    <style:style style:name="P55" style:family="paragraph" style:parent-style-name="Text_20_body">
      <style:paragraph-properties fo:break-before="page"/>
    </style:style>
    <style:style style:name="P56" style:family="paragraph" style:parent-style-name="Contents_20_1">
      <style:paragraph-properties>
        <style:tab-stops>
          <style:tab-stop style:position="6.9193in" style:type="right" style:leader-style="dotted" style:leader-text="."/>
        </style:tab-stops>
      </style:paragraph-properties>
    </style:style>
    <style:style style:name="P57" style:family="paragraph" style:parent-style-name="Contents_20_2">
      <style:paragraph-properties>
        <style:tab-stops>
          <style:tab-stop style:position="6.7228in" style:type="right" style:leader-style="dotted" style:leader-text="."/>
        </style:tab-stops>
      </style:paragraph-properties>
    </style:style>
    <style:style style:name="P58" style:family="paragraph" style:parent-style-name="Contents_20_3">
      <style:paragraph-properties>
        <style:tab-stops>
          <style:tab-stop style:position="6.5264in" style:type="right" style:leader-style="dotted" style:leader-text="."/>
        </style:tab-stops>
      </style:paragraph-properties>
    </style:style>
    <style:style style:name="P59" style:family="paragraph" style:parent-style-name="Contents_20_4">
      <style:paragraph-properties>
        <style:tab-stops>
          <style:tab-stop style:position="6.3299in" style:type="right" style:leader-style="dotted" style:leader-text="."/>
        </style:tab-stops>
      </style:paragraph-properties>
    </style:style>
    <style:style style:name="P60" style:family="paragraph" style:parent-style-name="function_20_name" style:master-page-name=""/>
    <style:style style:name="P61" style:family="paragraph" style:parent-style-name="function_20_name_20_alt" style:master-page-name=""/>
    <style:style style:name="T1" style:family="text">
      <style:text-properties fo:font-size="16pt" style:font-size-asian="16pt" style:font-size-complex="16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normal" style:font-weight-asian="normal" style:font-weight-complex="normal"/>
    </style:style>
    <style:style style:name="T8" style:family="text">
      <style:text-properties style:font-name="Courier New1" fo:font-size="9pt" style:font-size-asian="9pt" style:font-size-complex="9pt"/>
    </style:style>
    <style:style style:name="T9" style:family="text">
      <style:text-properties style:font-name="Courier New1"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 fo:font-style="normal" fo:font-weight="bold" style:font-style-asian="normal" style:font-weight-asian="normal" style:font-style-complex="normal"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tyle="italic" style:font-style-asian="italic" style:font-style-complex="italic"/>
    </style:style>
    <style:style style:name="T19" style:family="text">
      <style:text-properties style:text-underline-style="none"/>
    </style:style>
    <style:style style:name="T20" style:family="text">
      <style:text-properties fo:font-weight="normal" style:font-weight-asian="normal" style:font-weight-complex="normal"/>
    </style:style>
    <style:style style:name="T21" style:family="text">
      <style:text-properties style:text-position="super 58%"/>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ldecNumber<text:line-break/><text:span text:style-name="T1">– a Lua 5.1 wrapper for the Decimal Number library decNumber</text:span></text:p>
      <text:p text:style-name="P1">Doug Currie<text:line-break/><text:modification-date style:data-style-name="N76">August 7, 2007</text:modification-date></text:p>
      <text:h text:style-name="Heading_20_2" text:outline-level="2"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Table of Contents</text:p>
          </text:index-title>
          <text:p text:style-name="P56">1 Licenses<text:tab/>3</text:p>
          <text:p text:style-name="P57">1.1 ICU License - ICU 1.8.1 and later<text:tab/>3</text:p>
          <text:p text:style-name="P57">1.2 ldecNumber License<text:tab/>3</text:p>
          <text:p text:style-name="P56">2 Background<text:tab/>4</text:p>
          <text:p text:style-name="P57">2.1 Distribution<text:tab/>4</text:p>
          <text:p text:style-name="P57">2.2 Implementation Choices<text:tab/>4</text:p>
          <text:p text:style-name="P58">2.2.1 Precision<text:tab/>4</text:p>
          <text:p text:style-name="P58">2.2.2 Context<text:tab/>5</text:p>
          <text:p text:style-name="P58">2.2.3 Naming Convention<text:tab/>5</text:p>
          <text:p text:style-name="P58">2.2.4 Mutability<text:tab/>5</text:p>
          <text:p text:style-name="P58">2.2.5 Conversion<text:tab/>6</text:p>
          <text:p text:style-name="P56">3 Example code and verification<text:tab/>6</text:p>
          <text:p text:style-name="P57">3.1 Examples<text:tab/>6</text:p>
          <text:p text:style-name="P57">3.2 Verification Tests<text:tab/>6</text:p>
          <text:p text:style-name="P58">3.2.1 Unit Tests<text:tab/>6</text:p>
          <text:p text:style-name="P58">3.2.2 Performance Tests<text:tab/>6</text:p>
          <text:p text:style-name="P58">3.2.3 Compliance Test<text:tab/>7</text:p>
          <text:p text:style-name="P56">4 Reference<text:tab/>8</text:p>
          <text:p text:style-name="P57">4.1 Data Types<text:tab/>8</text:p>
          <text:p text:style-name="P58">4.1.1 Decimal Numbers<text:tab/>8</text:p>
          <text:p text:style-name="P58">4.1.2 Decimal Contexts<text:tab/>8</text:p>
          <text:p text:style-name="P58">4.1.3 Random States<text:tab/>8</text:p>
          <text:p text:style-name="P57">4.2 Constants<text:tab/>9</text:p>
          <text:p text:style-name="P58">4.2.1 Rounding<text:tab/>9</text:p>
          <text:p text:style-name="P58">4.2.2 Status Flags<text:tab/>9</text:p>
          <text:p text:style-name="P58">4.2.3 Classifications<text:tab/>10</text:p>
          <text:p text:style-name="P58">4.2.4 Initialization Descriptors<text:tab/>10</text:p>
          <text:p text:style-name="P58">4.2.5 Compile time configuration<text:tab/>10</text:p>
          <text:p text:style-name="P57">4.3 Functions and Methods<text:tab/>10</text:p>
          <text:p text:style-name="P58">4.3.1 Operations on Contexts<text:tab/>10</text:p>
          <text:p text:style-name="P59">4.3.1.1 Accessing, Replacing, and Initializing Contexts<text:tab/>10</text:p>
          <text:p text:style-name="P59">4.3.1.2 Accessing and Modifying Context Fields<text:tab/>11</text:p>
          <text:p text:style-name="P58">4.3.2 Operations on Numbers<text:tab/>14</text:p>
          <text:p text:style-name="P59">4.3.2.1 Conversions<text:tab/>14</text:p>
          <text:p text:style-name="P59">4.3.2.2 Operations<text:tab/>15</text:p>
          <text:p text:style-name="P59">4.3.2.3 Comparisons and Predicates<text:tab/>23</text:p>
          <text:p text:style-name="P58">4.3.3 Operations on Random States<text:tab/>28</text:p>
        </text:index-body>
      </text:table-of-content>
      <text:p text:style-name="Text_20_body"/>
      <text:h text:style-name="P2" text:outline-level="1">Licenses</text:h>
      <text:p text:style-name="Text_20_body">The ldecNumber distribution includes the C source code of the wrapper itself as a Lua module, a Makefile, examples, test code, and the decNumber source code from IBM. The decNumber code is licensed as follows (see ICU-license.html in the distribution):</text:p>
      <text:h text:style-name="Heading_20_2" text:outline-level="2">ICU License - ICU 1.8.1 and later</text:h>
      <text:p text:style-name="Preformatted_20_Text">COPYRIGHT AND PERMISSION NOTICE</text:p>
      <text:p text:style-name="Preformatted_20_Text"/>
      <text:p text:style-name="Preformatted_20_Text">Copyright (c) 1995-2005 International Business Machines Corporation and others</text:p>
      <text:p text:style-name="Preformatted_20_Text">All rights reserved.</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and/or sell copies of the Software, and to permit persons</text:p>
      <text:p text:style-name="Preformatted_20_Text">to whom the Software is furnished to do so, provided that the above</text:p>
      <text:p text:style-name="Preformatted_20_Text">copyright notice(s) and this permission notice appear in all copies of</text:p>
      <text:p text:style-name="Preformatted_20_Text">the Software and that both the above copyright notice(s) and this</text:p>
      <text:p text:style-name="Preformatted_20_Text">permission notice appear in supporting documentation.</text:p>
      <text:p text:style-name="Preformatted_20_Text"/>
      <text:p text:style-name="Preformatted_20_Text">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OF THIRD PARTY RIGHTS. IN NO EVENT SHALL THE COPYRIGHT HOLDER OR</text:p>
      <text:p text:style-name="Preformatted_20_Text">HOLDERS INCLUDED IN THIS NOTICE BE LIABLE FOR ANY CLAIM, OR ANY SPECIAL</text:p>
      <text:p text:style-name="Preformatted_20_Text">INDIRECT OR CONSEQUENTIAL DAMAGES, OR ANY DAMAGES WHATSOEVER RESULTING</text:p>
      <text:p text:style-name="Preformatted_20_Text">FROM LOSS OF USE, DATA OR PROFITS, WHETHER IN AN ACTION OF CONTRACT,</text:p>
      <text:p text:style-name="Preformatted_20_Text">NEGLIGENCE OR OTHER TORTIOUS ACTION, ARISING OUT OF OR IN CONNECTION</text:p>
      <text:p text:style-name="Preformatted_20_Text">WITH THE USE OR PERFORMANCE OF THIS SOFTWARE.</text:p>
      <text:p text:style-name="Preformatted_20_Text"/>
      <text:p text:style-name="Preformatted_20_Text">Except as contained in this notice, the name of a copyright holder</text:p>
      <text:p text:style-name="Preformatted_20_Text">shall not be used in advertising or otherwise to promote the sale, use</text:p>
      <text:p text:style-name="Preformatted_20_Text">or other dealings in this Software without prior written authorization</text:p>
      <text:p text:style-name="Preformatted_20_Text">of the copyright holder.</text:p>
      <text:p text:style-name="Preformatted_20_Text"/>
      <text:p text:style-name="Preformatted_20_Text">--------------------------------------------------------------------------------</text:p>
      <text:p text:style-name="P3">All trademarks and registered trademarks mentioned herein are the property of their respective owners.</text:p>
      <text:h text:style-name="Heading_20_2" text:outline-level="2">ldecNumber License</text:h>
      <text:p text:style-name="P4">The non-IBM Lua decNumber code and documentation are:</text:p>
      <text:p text:style-name="Preformatted_20_Text">* Copyright (c) 2006-7 Doug Currie, Londonderry, NH</text:p>
      <text:p text:style-name="Text_20_body">and licensed under the same terms as the ICU License, above.</text:p>
      <text:h text:style-name="P49" text:outline-level="1">Background</text:h>
      <text:p text:style-name="Text_20_body">The <text:span text:style-name="T3">ldecNumber</text:span> package is a <text:a xlink:type="simple" xlink:href="http://www.lua.org/">Lua</text:a> module for General Decimal Arithmetic. For the background and rationale for the design of the arithmetic, see <text:a xlink:type="simple" xlink:href="http://www2.hursley.ibm.com/decimal/IEEE-cowlishaw-arith16.pdf"><text:span text:style-name="T4">Decimal Floating-Point: Algorism for Computers</text:span></text:a> in the Proceedings of the 16th IEEE Symposium on Computer Arithmetic (Cowlishaw, M. F., 2003). <text:bookmark text:name="decNumber"/>The <text:span text:style-name="T2">decNumber</text:span> package, an arbitrary-precision implementation of the specifications in ANSI C, provides a <text:span text:style-name="T4">reference implementation</text:span> for both the arithmetic and the encodings, and is used as the basis for the <text:span text:style-name="T3">ldecNumber</text:span> package. See <text:a xlink:type="simple" xlink:href="http://www2.hursley.ibm.com/decimal/">Mike Cowlishaw's decimal page</text:a> for more information and the latest versions of the <text:span text:style-name="T2">decNumber</text:span> package and test code.</text:p>
      <text:p text:style-name="Text_20_body">The <text:span text:style-name="T3">ldecNumber</text:span> package was designed to provide the arithmetic facilities of <text:s/>the <text:span text:style-name="T2">decNumber</text:span> package with a Lua flavor. It is a loadable Lua module, designed for Lua 5.1.</text:p>
      <text:h text:style-name="Heading_20_2" text:outline-level="2">Distribution</text:h>
      <text:p text:style-name="Text_20_body">The source code from the <text:span text:style-name="T2">decNumber</text:span> package and the <text:span text:style-name="T3">decTest</text:span> package are included in the <text:span text:style-name="T3">ldecNumber</text:span> distribution for a few reasons:</text:p>
      <text:list text:style-name="L1">
        <text:list-item>
          <text:p text:style-name="P25">A couple of minor modifications were made to decTest to correct syntax errors.</text:p>
        </text:list-item>
        <text:list-item>
          <text:p text:style-name="P25">The <text:span text:style-name="T2">decNumber</text:span> package is fairly small, and including it is a convenience to users as well as a means of documenting exactly the code used to build and test the <text:span text:style-name="T3">ldecNumber</text:span> package</text:p>
        </text:list-item>
        <text:list-item>
          <text:p text:style-name="P25">IBM's liberal ICU License allows me to do so!</text:p>
        </text:list-item>
      </text:list>
      <text:p text:style-name="Text_20_body">The distribution also includes a copy of the <text:span text:style-name="T2">decNumber</text:span> C library User's Guide, <text:span text:style-name="T5">decNumber.pdf</text:span>. This is the best reference for the specification of most of the functions included in the <text:span text:style-name="T7">decNumber</text:span> module.</text:p>
      <text:h text:style-name="Heading_20_2" text:outline-level="2">Implementation Choices</text:h>
      <text:p text:style-name="Text_20_body">A few arbitrary choices were made in the implementation of the Lua wrapper.</text:p>
      <text:h text:style-name="Heading_20_3" text:outline-level="3">Precision</text:h>
      <text:p text:style-name="Text_20_body">The size of structures used in the <text:span text:style-name="T3">decNumber</text:span> package determines the maximum number of decimal digits in decimal numbers it can manipulate. <text:s/>The default build of the <text:span text:style-name="T7">decNumber</text:span> module is configured for 69 digits. This number was chosen for a couple reasons: the resulting structure size is between 57 and 64 bytes in size (so each decimal number takes this this much space), and this precision is a bit more than twice what is needed for Decimal128 external format. Providing twice the external format's precision seemed like a good practice for mitigation of rounding issues during calculations with these numbers.</text:p>
      <text:p text:style-name="P5">Note: the <text:span text:style-name="T3">ldecNumber</text:span> package does not yet support any external binary formats, such as Decimal128, though it may in the future. Presently Lua strings and Lua numbers are the only “external” formats.</text:p>
      <text:p text:style-name="Text_20_body">In any case, you may change the value of <text:span text:style-name="T6">DECNUMDIGITS</text:span> during a build of <text:s/>the <text:span text:style-name="T7">decNumber</text:span> module to accommodate more digits, or reduce memory overhead if you need fewer digits. The <text:s/><text:span text:style-name="T7">decNumber</text:span> module has only been tested with the default setting, and one or two others.</text:p>
      <text:h text:style-name="Heading_20_3" text:outline-level="3">Context</text:h>
      <text:p text:style-name="Text_20_body">The <text:span text:style-name="T3">decNumber</text:span> context provides configuration settings such as working precision and rounding mode, and also holds condition flags. Functions in the <text:span text:style-name="T3">decNumber</text:span> package take a context argument. Using this approach in Lua would have made infix operator syntax impossible. This would not have been very Lua-like. <text:s/></text:p>
      <text:p text:style-name="Text_20_body">Instead, the <text:s/><text:span text:style-name="T7">decNumber</text:span> module automatically maintains a <text:span text:style-name="T3">decNumber</text:span> context per Lua thread. This thread <text:span text:style-name="T3">decNumber</text:span> context may be modified and inspected. It may also be retrieved and restored, so threads may maintain multiple contexts if desired. Modifications to the context in one thread do not affect the contexts in other threads, unless, of course, threads explicitly retrieve, exchange, and replace their contexts with a shared context. (If you don't use setcontext you don't need to worry!)</text:p>
      <text:p text:style-name="Text_20_body">The default <text:span text:style-name="T3">decNumber</text:span> context is <text:span text:style-name="T6">DEC_INIT_DECIMAL128</text:span> as described in <text:span text:style-name="T5">decNumber.pdf</text:span>. This default may be changed during a build of <text:s/>the <text:span text:style-name="T7">decNumber</text:span> module by changing the value of <text:span text:style-name="T6">LDN_CONTEXT_DEFAULT</text:span>. The context method <text:span text:style-name="T6">setdefault</text:span> may be used to initialize a context to one of the well known default configurations.</text:p>
      <text:h text:style-name="Heading_20_3" text:outline-level="3">Naming Convention</text:h>
      <text:p text:style-name="Text_20_body">Names in the <text:span text:style-name="T3">decNumber</text:span> package follow a convention of a “decNumber” or “DEC_” prefix and mixed case, or for some constants, upper case. Lua code, on the other hand, tends toward lower case identifiers. I attempted to unify this by </text:p>
      <text:list text:style-name="L2">
        <text:list-item>
          <text:p text:style-name="P28">using <text:span text:style-name="T7">decNumber</text:span> as the module name</text:p>
        </text:list-item>
        <text:list-item>
          <text:p text:style-name="P28">stripping the prefix described above from the function names and constants (since the module name prefix will typically be there anyway)</text:p>
        </text:list-item>
        <text:list-item>
          <text:p text:style-name="P28">using lower case for function names, but otherwise retaining the spelling</text:p>
        </text:list-item>
        <text:list-item>
          <text:p text:style-name="P28">retaining the case for constant names</text:p>
        </text:list-item>
      </text:list>
      <text:p text:style-name="Text_20_body">There are two cases where in following these rules the <text:span text:style-name="T3">decNumber</text:span> names clash with Lua reserved words: <text:span text:style-name="Teletype">or</text:span> and <text:span text:style-name="Teletype">and</text:span> – in these cases the <text:span text:style-name="T3">decNumber</text:span> functions are called “logical” operations, so I called the functions <text:span text:style-name="Teletype">lor</text:span> and <text:span text:style-name="Teletype">land</text:span>.</text:p>
      <text:p text:style-name="Text_20_body">Wherever there was a predefined Lua metamethod, e. g., __add, the appropriate function is bound to that name as well as the <text:span text:style-name="T3">decNumber</text:span> package function name.</text:p>
      <text:p text:style-name="Text_20_body">Where it seemed appropriate, functions are provided both as methods on decimal numbers, as well as functions in the <text:span text:style-name="T7">decNumber</text:span> module.</text:p>
      <text:h text:style-name="Heading_20_3" text:outline-level="3">Mutability</text:h>
      <text:p text:style-name="Text_20_body">The decimal numbers created by Lua are not mutable. This decision was based on my judgment that the potential performance benefit, mainly lower memory consumption and less garbage collection, was outweighed by the safety and lack of “surprise” that immutability provides. This makes <text:s/>decimal numbers compatible with Lua numbers and strings, both of which are also not mutable.</text:p>
      <text:h text:style-name="Heading_20_3" text:outline-level="3">Conversion</text:h>
      <text:p text:style-name="Text_20_body">All the functions in the <text:span text:style-name="T7">decNumber</text:span> module automatically convert their arguments from Lua numbers or strings as necessary to perform the operation. This conversion is done with the current settings in the thread <text:span text:style-name="T3">decNumber</text:span> context. </text:p>
      <text:h text:style-name="Heading_20_1" text:outline-level="1">Example code and verification</text:h>
      <text:h text:style-name="Heading_20_2" text:outline-level="2">Examples</text:h>
      <text:p text:style-name="Text_20_body">The distribution contains an examples directory with Lua translations of some of the C examples from the <text:span text:style-name="T2">decNumber</text:span> package. <text:s/></text:p>
      <text:h text:style-name="Heading_20_2" text:outline-level="2">Verification Tests</text:h>
      <text:p text:style-name="Text_20_body">The distribution contains a test directory with a few test files.</text:p>
      <text:h text:style-name="P12" text:outline-level="3">Unit Tests</text:h>
      <text:p text:style-name="Text_20_body">File: <text:span text:style-name="T5">ldecNumberUnitTest.lua</text:span></text:p>
      <text:p text:style-name="Text_20_body">This is a small but expanding set of unit tests for the <text:span text:style-name="T7">decNumber</text:span> module. It uses the <text:span text:style-name="T6">lunit</text:span> module that can be obtained from <text:a xlink:type="simple" xlink:href="http://www.nessie.de/mroth/lunit/">Mike Roth's page</text:a>.</text:p>
      <text:p text:style-name="Text_20_body">File:<text:span text:style-name="T5"> </text:span><text:span text:style-name="Emphasis"><text:span text:style-name="T5">ldecNumberGausstest.lua</text:span></text:span></text:p>
      <text:p text:style-name="Text_20_body">This is a small test for the <text:span text:style-name="T6">randomstate</text:span> function and use of random states (see section <text:a xlink:type="simple" xlink:href="#4.3.3.Operations on Random States|outline">4.3.3 Operations on Random States)</text:a>. It defines a Gaussian random number generator, and tests it by graphing the result of many executions. It uses the <text:span text:style-name="Strong_20_Emphasis">Lua DISLIN</text:span> library for graphing, see LuaForge for <text:a xlink:type="simple" xlink:href="http://luaforge.net/projects/ldislin/files">Lua DISLIN</text:a>.</text:p>
      <text:p text:style-name="Text_20_body">File: <text:span text:style-name="T5">ldecNumberThreadsTest.lua</text:span></text:p>
      <text:p text:style-name="Text_20_body">This is a simple test that the decimal context in each thread is independent. It requires visual inspection of the results to verify that thread 1 is rounding ROUND_HALF_DOWN and thread 2 is rounding ROUND_HALF_EVEN.</text:p>
      <text:h text:style-name="Heading_20_3" text:outline-level="3">Performance Tests</text:h>
      <text:p text:style-name="Text_20_body">File: <text:span text:style-name="T5">ldecNumberPerf.lua</text:span></text:p>
      <text:p text:style-name="Text_20_body">This is a simple test of the speed of some arbitrary <text:span text:style-name="T7">decNumber</text:span> module functions. It was useful to confirm that <text:s/>decimal context caching was worthwhile. It relies on the <text:span text:style-name="T6">lperformance</text:span> module, which is included, but has been designed for WindowsXP.</text:p>
      <text:h text:style-name="P51" text:outline-level="3">Compliance Test</text:h>
      <text:p text:style-name="P14">File: <text:span text:style-name="T5">ldecNumberTestDriver.lua</text:span></text:p>
      <text:p text:style-name="P14">This is the big test. It uses <text:a xlink:type="simple" xlink:href="http://www2.hursley.ibm.com/decimal/dectest.pdf"><text:span text:style-name="T3">dectest</text:span></text:a> sources from IBM, and has over 60,000 test cases. The Lua file is a driver to execute the tests specified by <text:span text:style-name="T3">dectest</text:span>. </text:p>
      <text:p text:style-name="P14">As of version 21 of the Lua <text:span text:style-name="T7">decNumber</text:span> module, the results for this test are: <text:span text:style-name="T8">For all 60937 tests, 59951 succeeded, 5 failed, 301 failed(conv), 644 skipped(#), 36 skipped(prec).</text:span></text:p>
      <text:p text:style-name="P14">This is as good as possible with the default configuration. What this means is:</text:p>
      <text:p text:style-name="P15"><text:tab/>59951 succeeded<text:tab/>woot!</text:p>
      <text:p text:style-name="P6"><text:tab/>5 failed<text:tab/>these 5 tests are know to fail in the decNumber C library;<text:line-break/><text:tab/><text:tab/>these edge cases are under reconsideration in the Decimal Number Specification</text:p>
      <text:p text:style-name="P6"><text:tab/>301 failed(conv)<text:tab/>the precision required for the operands is insufficient in the Lua wrapper</text:p>
      <text:p text:style-name="P6"><text:tab/>644 skipped(#)<text:tab/>the test is for NULL arguments or format conversions not supported</text:p>
      <text:p text:style-name="P6"><text:tab/>36 skipped(prec)<text:tab/>the test called for a <text:s/>precision larger than provided in the Lua wrapper</text:p>
      <text:h text:style-name="P50" text:outline-level="1">Reference</text:h>
      <text:p text:style-name="Text_20_body">Here is a reference to the data types, constants, and functions in the <text:span text:style-name="T7">decNumber</text:span> module. Many of these will refer to the <text:span text:style-name="T2">decNumber</text:span> C library User's Guide, <text:span text:style-name="T5">decNumber.pdf</text:span><text:span text:style-name="T10">, for implementation details.</text:span></text:p>
      <text:h text:style-name="Heading_20_2" text:outline-level="2">Data Types</text:h>
      <text:p text:style-name="Text_20_body">The <text:span text:style-name="T7">decNumber</text:span> module defines three userdata types with their own metatables. These are decimal numbers, decimal contexts, and decimal random states.</text:p>
      <text:h text:style-name="Heading_20_3" text:outline-level="3">Decimal Numbers</text:h>
      <text:p text:style-name="Text_20_body">Decimal numbers are immutable numeric values. In the default configuration they can have up to 69 digits of precision, and exponents of -999999999 to 999999999.</text:p>
      <text:p text:style-name="Text_20_body">Decimal numbers are created by the functions in the <text:span text:style-name="T7">decNumber</text:span> module. Since any arguments to these functions may be strings, Lua numbers, or decimal numbers, conversion from strings or Lua numbers to decimal numbers can be achieved in may ways. The function <text:span text:style-name="T7">decNumber.tonumber </text:span><text:span text:style-name="T14">is the most obvious.</text:span></text:p>
      <text:p text:style-name="P8">In the descriptions below, arguments or results that may be a string, Lua number, or decimal number are indicated by <text:span text:style-name="T6">&lt;decarg&gt;</text:span> whereas arguments or results that must be a <text:s/>decimal number are <text:s/>indicated by <text:span text:style-name="T6">&lt;decnum&gt;</text:span>.</text:p>
      <text:p text:style-name="P8">The metatable for decimal numbers is available as <text:span text:style-name="T6">decNumber.number_metatable</text:span>.</text:p>
      <text:h text:style-name="Heading_20_3" text:outline-level="3">Decimal Contexts</text:h>
      <text:p text:style-name="Text_20_body">Decimal contexts are mutable records that contain </text:p>
      <text:list text:style-name="L3">
        <text:list-item>
          <text:p text:style-name="P32">flags that control behaviors of the <text:span text:style-name="T7">decNumber </text:span>module, such as precision and rounding</text:p>
        </text:list-item>
        <text:list-item>
          <text:p text:style-name="P32">conditions that report the status of sequence of operations, such as overflow</text:p>
        </text:list-item>
      </text:list>
      <text:p text:style-name="Text_20_body">See section <text:a xlink:type="simple" xlink:href="#2.2.2.Context|outline">2.2.2 Context</text:a> for some rational on how the <text:span text:style-name="T7">decNumber </text:span>module manages contexts.</text:p>
      <text:p text:style-name="P8">In the descriptions below, arguments or results that <text:s/>must be a <text:s/>decimal context are <text:s/>indicated by <text:span text:style-name="T6">&lt;decctx&gt;</text:span>.</text:p>
      <text:p text:style-name="P8">The metatable for decimal contexts is available as <text:span text:style-name="T6">decNumber.context_metatable</text:span>.</text:p>
      <text:h text:style-name="Heading_20_3" text:outline-level="3">Random States</text:h>
      <text:p text:style-name="Text_20_body">Random states are mutable records that contain opaque data for generation of random numbers.</text:p>
      <text:p text:style-name="Text_20_body">See <text:s/><text:a xlink:type="simple" xlink:href="#4.3.3.Operations on Random States|outline">4.3.3 Operations on Random States</text:a><text:a xlink:type="simple" xlink:href="#4.3.3.Operations on Random States|outline"><text:span text:style-name="T19"> </text:span></text:a>for the description of functions for creating and using random states.</text:p>
      <text:p text:style-name="P8">In the descriptions below, arguments or results that <text:s/>must be a <text:s/>decimal context are <text:s/>indicated by <text:span text:style-name="T6">&lt;decrst&gt;</text:span>.</text:p>
      <text:p text:style-name="P8">The metatable for decimal contexts is available as <text:span text:style-name="T6">decNumber.drandom_metatable</text:span>.</text:p>
      <text:h text:style-name="Heading_20_2" text:outline-level="2">Constants</text:h>
      <text:p text:style-name="P36">Here are the constants exposed in the <text:span text:style-name="T7">decNumber </text:span>module from the <text:span text:style-name="T3">decNumber</text:span> package.</text:p>
      <text:h text:style-name="Heading_20_3" text:outline-level="3">Rounding</text:h>
      <text:p text:style-name="P36">These numeric flags are used with <text:span text:style-name="T6">&lt;decctx&gt;:setround(x)</text:span></text:p>
      <text:p text:style-name="P38"><text:tab/>d<text:span text:style-name="T7">ecNumber.</text:span><text:span text:style-name="T6">ROUND_CEILING</text:span><text:tab/>round towards +infinity</text:p>
      <text:p text:style-name="P16"><text:span text:style-name="T7"><text:tab/>decNumber.</text:span><text:span text:style-name="T6">ROUND_UP</text:span><text:tab/>round away from 0</text:p>
      <text:p text:style-name="P16"><text:tab/>d<text:span text:style-name="T7">ecNumber.</text:span><text:span text:style-name="T6">ROUND_HALF_UP</text:span><text:tab/>0.5 rounds up</text:p>
      <text:p text:style-name="P16"><text:tab/>d<text:span text:style-name="T7">ecNumber.</text:span><text:span text:style-name="T6">ROUND_HALF_EVEN</text:span><text:tab/>0.5 rounds to nearest even</text:p>
      <text:p text:style-name="P16"><text:tab/>d<text:span text:style-name="T7">ecNumber.</text:span><text:span text:style-name="T6">ROUND_HALF_DOWN</text:span><text:tab/>0.5 rounds down</text:p>
      <text:p text:style-name="P16"><text:tab/>d<text:span text:style-name="T7">ecNumber.</text:span><text:span text:style-name="T6">ROUND_DOWN</text:span><text:tab/>round towards 0 (truncate)</text:p>
      <text:p text:style-name="P39"><text:tab/>d<text:span text:style-name="T7">ecNumber.</text:span><text:span text:style-name="T6">ROUND_FLOOR</text:span><text:tab/>round towards -infinity</text:p>
      <text:p text:style-name="P40"><text:tab/>d<text:span text:style-name="T7">ecNumber.</text:span><text:span text:style-name="T6">ROUND_05UP</text:span><text:tab/>round for reround</text:p>
      <text:h text:style-name="Heading_20_3" text:outline-level="3">Status Flags</text:h>
      <text:p text:style-name="Text_20_body">These numeric status flags are used with <text:span text:style-name="T6">&lt;decctx&gt;:getstatus()</text:span></text:p>
      <text:p text:style-name="P41"><text:span text:style-name="T6"><text:tab/>d</text:span><text:span text:style-name="T7">ecNumber.</text:span><text:span text:style-name="T6">Conversion_syntax</text:span></text:p>
      <text:p text:style-name="P17"><text:tab/>d<text:span text:style-name="T20">ecNumber.</text:span>Division_by_zero</text:p>
      <text:p text:style-name="P17"><text:tab/>d<text:span text:style-name="T20">ecNumber.</text:span>Division_impossible</text:p>
      <text:p text:style-name="P17"><text:tab/>d<text:span text:style-name="T20">ecNumber.</text:span>Division_undefined</text:p>
      <text:p text:style-name="P17"><text:tab/>d<text:span text:style-name="T20">ecNumber.</text:span>Insufficient_storage</text:p>
      <text:p text:style-name="P17"><text:tab/>d<text:span text:style-name="T20">ecNumber.</text:span>Inexact</text:p>
      <text:p text:style-name="P17"><text:tab/>d<text:span text:style-name="T20">ecNumber.</text:span>Invalid_context</text:p>
      <text:p text:style-name="P17"><text:tab/>d<text:span text:style-name="T20">ecNumber.</text:span>Invalid_operation</text:p>
      <text:p text:style-name="P17"><text:tab/>d<text:span text:style-name="T20">ecNumber.</text:span>Overflow</text:p>
      <text:p text:style-name="P17"><text:tab/>d<text:span text:style-name="T20">ecNumber.</text:span>Clamped</text:p>
      <text:p text:style-name="P17"><text:tab/>d<text:span text:style-name="T20">ecNumber.</text:span>Rounded</text:p>
      <text:p text:style-name="P17"><text:tab/>d<text:span text:style-name="T20">ecNumber.</text:span>Subnormal</text:p>
      <text:p text:style-name="P17"><text:tab/>d<text:span text:style-name="T20">ecNumber.</text:span>Underflow</text:p>
      <text:p text:style-name="P21">These constants are combinations of the above status flags:</text:p>
      <text:p text:style-name="P42"><text:tab/>d<text:span text:style-name="T20">ecNumber.</text:span>IEEE_854_Division_by_zero</text:p>
      <text:p text:style-name="P18"><text:tab/>d<text:span text:style-name="T20">ecNumber.</text:span>IEEE_854_Inexact</text:p>
      <text:p text:style-name="P18"><text:tab/>d<text:span text:style-name="T20">ecNumber.</text:span>IEEE_854_Invalid_operation</text:p>
      <text:p text:style-name="P18"><text:tab/>d<text:span text:style-name="T20">ecNumber.</text:span>IEEE_854_Overflow</text:p>
      <text:p text:style-name="P18"><text:tab/>d<text:span text:style-name="T20">ecNumber.</text:span>IEEE_854_Underflow</text:p>
      <text:p text:style-name="P43"><text:span text:style-name="T6"><text:tab/>d</text:span><text:span text:style-name="T7">ecNumber.</text:span><text:span text:style-name="T6">Errors</text:span><text:tab/>normally errors (results are qNaN, infinite, or 0)</text:p>
      <text:p text:style-name="P20"><text:span text:style-name="T6"><text:tab/>d</text:span><text:span text:style-name="T7">ecNumber.</text:span><text:span text:style-name="T6">NaNs</text:span><text:tab/>cause a result to become qNaN</text:p>
      <text:p text:style-name="P20"><text:span text:style-name="T6"><text:tab/>d</text:span><text:span text:style-name="T7">ecNumber.</text:span><text:span text:style-name="T6">Information</text:span><text:tab/>normally for information only (have finite results)</text:p>
      <text:p text:style-name="P20"/>
      <text:h text:style-name="Heading_20_3" text:outline-level="3">Classifications</text:h>
      <text:p text:style-name="P20">These numeric classifications for <text:span text:style-name="T3">decNumber</text:span>s are aligned with IEEE 754r and are returned by </text:p>
      <text:p text:style-name="P20"><text:span text:style-name="T6">&lt;decnum&gt;:</text:span><text:span text:style-name="Teletype">class()</text:span>. Note that 'normal' and 'subnormal' are meaningful only with a <text:span text:style-name="Teletype">decContext</text:span>.</text:p>
      <text:p text:style-name="P20"/>
      <text:p text:style-name="P20"><text:span text:style-name="Teletype"><text:s text:c="4"/>decNumber.CLASS_SNAN</text:span></text:p>
      <text:p text:style-name="P20"><text:span text:style-name="Teletype"><text:s text:c="4"/>decNumber.CLASS_QNAN</text:span></text:p>
      <text:p text:style-name="P20"><text:span text:style-name="Teletype"><text:s text:c="4"/>decNumber.CLASS_NEG_INF</text:span></text:p>
      <text:p text:style-name="P20"><text:span text:style-name="Teletype"><text:s text:c="4"/>decNumber.CLASS_NEG_NORMAL</text:span></text:p>
      <text:p text:style-name="P20"><text:span text:style-name="Teletype"><text:s text:c="4"/>decNumber.CLASS_NEG_SUBNORMAL</text:span></text:p>
      <text:p text:style-name="P20"><text:span text:style-name="Teletype"><text:s text:c="4"/>decNumber.CLASS_NEG_ZERO</text:span></text:p>
      <text:p text:style-name="P20"><text:span text:style-name="Teletype"><text:s text:c="4"/>decNumber.CLASS_POS_ZERO</text:span></text:p>
      <text:p text:style-name="P20"><text:span text:style-name="Teletype"><text:s text:c="4"/>decNumber.CLASS_POS_SUBNORMAL</text:span></text:p>
      <text:p text:style-name="P20"><text:span text:style-name="Teletype"><text:s text:c="4"/>decNumber.CLASS_POS_NORMAL</text:span></text:p>
      <text:p text:style-name="P20"><text:span text:style-name="Teletype"><text:s text:c="4"/>decNumber.CLASS_POS_INF</text:span></text:p>
      <text:p text:style-name="P20"><text:span text:style-name="Teletype"/></text:p>
      <text:p text:style-name="P20">These classifications are also returned as string values from <text:span text:style-name="T6">&lt;decnum&gt;:</text:span><text:span text:style-name="Teletype">classasstring()</text:span>.</text:p>
      <text:h text:style-name="Heading_20_3" text:outline-level="3">Initialization Descriptors</text:h>
      <text:p text:style-name="P36">These constants are used with <text:span text:style-name="T6">&lt;decctx&gt;:setdefault(x)</text:span></text:p>
      <text:p text:style-name="P44"><text:span text:style-name="T6"><text:tab/>d</text:span><text:span text:style-name="T7">ecNumber.</text:span><text:span text:style-name="T6">INIT_BASE<text:tab/></text:span><text:span text:style-name="T13">see note re: traps at <text:s/></text:span><text:a xlink:type="simple" xlink:href="#4.3.1.1.Accessing, Replacing, and Initializing Contexts|outline"><text:span text:style-name="T13">4.3.1.1</text:span></text:a> below, in <text:span text:style-name="T6">setdefault</text:span></text:p>
      <text:p text:style-name="P19"><text:tab/>d<text:span text:style-name="T20">ecNumber.</text:span>INIT_DECIMAL32</text:p>
      <text:p text:style-name="P19"><text:tab/>d<text:span text:style-name="T20">ecNumber.</text:span>INIT_DECIMAL64</text:p>
      <text:p text:style-name="P19"><text:tab/>d<text:span text:style-name="T20">ecNumber.</text:span>INIT_DECIMAL128</text:p>
      <text:h text:style-name="Heading_20_3" text:outline-level="3">Compile time configuration</text:h>
      <text:p text:style-name="Text_20_body">These constants provide information about the compile time configuration.</text:p>
      <text:p text:style-name="P10"><text:tab/>d<text:span text:style-name="T20">ecNumber.</text:span>MAX_DIGITS<text:tab/><text:span text:style-name="T13">constant </text:span>DECNUMDIGITS<text:span text:style-name="T13">, the maximum precision</text:span></text:p>
      <text:p text:style-name="P10"><text:tab/>d<text:span text:style-name="T20">ecNumber.version</text:span><text:tab/><text:span text:style-name="T13">a string with the </text:span>d<text:span text:style-name="T20">ecNumber</text:span><text:span text:style-name="T16"> module version information</text:span></text:p>
      <text:h text:style-name="Heading_20_2" text:outline-level="2">Functions and Methods</text:h>
      <text:h text:style-name="Heading_20_3" text:outline-level="3">Operations on Contexts</text:h>
      <text:p text:style-name="Text_20_body">The following functions operate on decimal contexts. <text:span text:style-name="T14">See the </text:span><text:span text:style-name="T15">decNumber</text:span><text:span text:style-name="T14"> C library User's Guide, </text:span><text:span text:style-name="T17">decNumber.pdf </text:span><text:span text:style-name="T14"><text:s/>for details about contexts, and constants used for manipulating them.</text:span></text:p>
      <text:h text:style-name="Heading_20_4" text:outline-level="4">Accessing, Replacing, and Initializing Contexts</text:h>
      <text:p text:style-name="function_20_name">d<text:span text:style-name="T20">ecNumber.</text:span>getcontext ()</text:p>
      <text:p text:style-name="P7">Returns the thread's current decimal context.</text:p>
      <text:p text:style-name="function_20_name">&lt;decctx&gt;:duplicate()</text:p>
      <text:p text:style-name="Text_20_body">Returns a copy of the d<text:span text:style-name="T13">ecimal context argument. This may be used, for example, to save and restore a context around temporary modifications, or to keep multiple decimal contexts on hand for quick wholesale context changes (rather than changing individual fields). You probably don't ever </text:span><text:span text:style-name="T18">need</text:span><text:span text:style-name="T13"> to do this!</text:span></text:p>
      <text:p text:style-name="function_20_name">d<text:span text:style-name="T20">ecNumber.</text:span>setcontext (&lt;decctx&gt;)</text:p>
      <text:p text:style-name="function_20_name">&lt;decctx&gt;:setcontext ()</text:p>
      <text:p text:style-name="P7">Sets the thread's decimal context to the argument, and returns the previous decimal context, i. e., the one that was just replaced. You probably don't ever <text:span text:style-name="T5">need</text:span> to do this!</text:p>
      <text:p text:style-name="function_20_name">&lt;decctx&gt;:setdefault (initconst)</text:p>
      <text:p text:style-name="Text_20_body">Initializes the <text:span text:style-name="T13">context argument to the settings specified by the </text:span><text:span text:style-name="T6">initconst</text:span><text:span text:style-name="T13">. See</text:span><text:a xlink:type="simple" xlink:href="#3.2.3.Initialization Descriptors|outline"><text:span text:style-name="T13">3.2.3 Initialization Descriptors</text:span></text:a> for permitted values for <text:span text:style-name="T6">initconst</text:span><text:span text:style-name="T13">. No values are returned.</text:span></text:p>
      <text:p text:style-name="P7">Note: since traps are not supported, <text:span text:style-name="T6">d</text:span><text:span text:style-name="T7">ecNumber.</text:span><text:span text:style-name="T6">INIT_BASE</text:span> differs from the behavior documented in the <text:span text:style-name="T11">decNumber</text:span><text:span text:style-name="T12"> C library </text:span>User Guide in that it leaves traps disabled.</text:p>
      <text:p text:style-name="Text_20_body">Uses the C library function decContextDefault().</text:p>
      <text:h text:style-name="Heading_20_4" text:outline-level="4">Accessing and Modifying Context Fields</text:h>
      <text:p text:style-name="function_20_name">&lt;decctx&gt;:getclamp ()</text:p>
      <text:p text:style-name="P9"><text:span text:style-name="T13">Returns the integer value of the </text:span>clamp<text:span text:style-name="T13"> <text:s/>field of the context argument. When 0, a result exponent is limited to </text:span>emax<text:span text:style-name="T13"> (for example, the exponent of a zero result will be clamped to this value).When 1, a result exponent is limited to </text:span>emax<text:span text:style-name="T13">–(</text:span>digits<text:span text:style-name="T13">–1).</text:span></text:p>
      <text:p text:style-name="function_20_name">&lt;decctx&gt;:getdigits ()</text:p>
      <text:p text:style-name="P9"><text:span text:style-name="T13">Returns the integer value of the </text:span>digits<text:span text:style-name="T13"> <text:s/>field of the context argument. This is the working precision for this decimal context. The results of decimal number operations will be rounded to this length if necessary. </text:span></text:p>
      <text:p text:style-name="function_20_name">&lt;decctx&gt;:getemax ()</text:p>
      <text:p text:style-name="P9"><text:span text:style-name="T13">Returns the integer value of the </text:span>emax<text:span text:style-name="T13"> <text:s/>field of the context argument. This is the magnitude of the largest adjusted exponent that is permitted.</text:span></text:p>
      <text:p text:style-name="function_20_name">&lt;decctx&gt;:getemin ()</text:p>
      <text:p text:style-name="P9"><text:span text:style-name="T13">Returns the integer value of the </text:span>emin<text:span text:style-name="T13"> <text:s/>field of the context argument. This is the smallest adjusted exponent that is permitted for normal numbers.</text:span></text:p>
      <text:p text:style-name="function_20_name">&lt;decctx&gt;:getround ()</text:p>
      <text:p text:style-name="P9"><text:span text:style-name="T13">Returns the integer value of the </text:span>round<text:span text:style-name="T13"> <text:s/>field of the context argument. See </text:span><text:a xlink:type="simple" xlink:href="#3.2.1.Rounding|outline"><text:span text:style-name="T13">3.2.1 Rounding</text:span></text:a><text:span text:style-name="T13"> for possible values.</text:span></text:p>
      <text:p text:style-name="function_20_name">&lt;decctx&gt;:getstatus ()</text:p>
      <text:p text:style-name="Text_20_body"><text:span text:style-name="T13">Returns the integer value of the </text:span><text:span text:style-name="T6">status</text:span><text:span text:style-name="T13"> <text:s/>field of the context argument. See </text:span><text:a xlink:type="simple" xlink:href="#3.2.2.Status Flags|outline"><text:span text:style-name="T13">3.2.2 Status Flags</text:span></text:a> for possible values. In general, the result will be a bitwise-or of a subset of these values.</text:p>
      <text:p text:style-name="function_20_name">&lt;decctx&gt;:getstatusstring ()</text:p>
      <text:p text:style-name="Text_20_body">Returns a string derived from the present value of the context argument's <text:span text:style-name="T6">status</text:span> field using the C library function decContextStatusToString().</text:p>
      <text:p text:style-name="function_20_name">&lt;decctx&gt;:gettraps ()</text:p>
      <text:p text:style-name="P7">Returns 0 (we hope!) since traps are not implemented in the Lua wrapper – use the <text:span text:style-name="T6">status</text:span> flags instead!</text:p>
      <text:p text:style-name="function_20_name">&lt;decctx&gt;:setclamp (num)</text:p>
      <text:p text:style-name="P9"><text:span text:style-name="T13">Sets the integer value of the </text:span>clamp<text:span text:style-name="T13"> <text:s/>field of the context argument to </text:span>num<text:span text:style-name="T13">. When 0, a result exponent is limited to </text:span>emax<text:span text:style-name="T13"> (for example, the exponent of a zero result will be clamped to this value).When 1, a result exponent is limited to </text:span>emax<text:span text:style-name="T13">–(</text:span>digits<text:span text:style-name="T13">–1).</text:span></text:p>
      <text:p text:style-name="P7">Returns the previous value of <text:s/>the <text:span text:style-name="T6">clamp</text:span> <text:s/>field.</text:p>
      <text:p text:style-name="P7">Note that it is an error if <text:span text:style-name="T6">num</text:span> is not one of the values 0 or 1.</text:p>
      <text:p text:style-name="function_20_name">&lt;decctx&gt;:setdigits (num)</text:p>
      <text:p text:style-name="P9"><text:span text:style-name="T13">Sets the integer value of the </text:span>digits<text:span text:style-name="T13"> <text:s/>field of the context argument to </text:span>num<text:span text:style-name="T13">. This is the working precision for this decimal context. The results of subsequent decimal number operations will be rounded to this length if necessary.</text:span></text:p>
      <text:p text:style-name="P7">Returns the previous value of <text:s/>the <text:span text:style-name="T6">digits</text:span> <text:s/>field.</text:p>
      <text:p text:style-name="P7">Note that it is an error if <text:span text:style-name="T6">num</text:span> exceeds <text:span text:style-name="T6">d</text:span><text:span text:style-name="T7">ecNumber.</text:span><text:span text:style-name="T6">MAX_DIGITS</text:span>.</text:p>
      <text:p text:style-name="function_20_name">&lt;decctx&gt;:setemax (num)</text:p>
      <text:p text:style-name="P9"><text:span text:style-name="T13">Sets the integer value of the </text:span>emax<text:span text:style-name="T13"> <text:s/>field of the context argument to </text:span>num<text:span text:style-name="T13">. This is the magnitude of the largest adjusted exponent that is permitted.</text:span></text:p>
      <text:p text:style-name="P7">Returns the previous value of <text:s/>the <text:span text:style-name="T6">emax</text:span> <text:s/>field.</text:p>
      <text:p text:style-name="P7">Note that it is an error if <text:span text:style-name="T6">num</text:span> is outside the range 0 though 999,999,999.</text:p>
      <text:p text:style-name="function_20_name">&lt;decctx&gt;:setemin (num)</text:p>
      <text:p text:style-name="P9"><text:span text:style-name="T13">Sets the integer value of the </text:span>emin<text:span text:style-name="T13"> <text:s/>field of the context argument to </text:span>num<text:span text:style-name="T13">. This is the smallest adjusted exponent that is permitted for normal numbers. </text:span>emin<text:span text:style-name="T13"> will usually equal –</text:span>emax<text:span text:style-name="T13">, but when a compressed format is used it will be –(</text:span>emax<text:span text:style-name="T13">–1).</text:span></text:p>
      <text:p text:style-name="P7">Returns the previous value of <text:s/>the <text:span text:style-name="T6">emin</text:span> <text:s/>field.</text:p>
      <text:p text:style-name="P7">Note that it is an error if <text:span text:style-name="T6">num</text:span> is outside the range -999,999,999 though 0.</text:p>
      <text:p text:style-name="function_20_name">&lt;decctx&gt;:setround (rounding)</text:p>
      <text:p text:style-name="P9"><text:span text:style-name="T13">Sets the integer value of the </text:span>round<text:span text:style-name="T13"> <text:s/>field of the context argument to </text:span>rounding<text:span text:style-name="T13">. This is used to select the rounding algorithm to be used if rounding is necessary during subsequent decimal number operations.</text:span></text:p>
      <text:p text:style-name="P7">Returns the previous value of <text:s/>the <text:span text:style-name="T6">round</text:span> <text:s/>field.</text:p>
      <text:p text:style-name="Text_20_body"><text:span text:style-name="T13">Note that it is an error if </text:span><text:span text:style-name="T6">rounding</text:span><text:span text:style-name="T13"> is not one of the values described in </text:span><text:a xlink:type="simple" xlink:href="#3.2.1.Rounding|outline"><text:span text:style-name="T13">3.2.1 Rounding</text:span></text:a></text:p>
      <text:p text:style-name="function_20_name">&lt;decctx&gt;:setstatus (flags)</text:p>
      <text:p text:style-name="P9"><text:span text:style-name="T13">Sets the integer value of the </text:span>status<text:span text:style-name="T13"> <text:s/>field of the context argument to </text:span>flags<text:span text:style-name="T13">. See </text:span><text:a xlink:type="simple" xlink:href="#3.2.2.Status Flags|outline"><text:span text:style-name="T13">3.2.2 Status Flags</text:span></text:a><text:span text:style-name="T13"> for possible values. In general, the </text:span>flags<text:span text:style-name="T13"> will be a bitwise-or of a subset of these values. Usually the <text:s/></text:span>flags<text:span text:style-name="T13"> are 0 to clear all conditions.</text:span></text:p>
      <text:p text:style-name="P7">Returns the previous value of <text:s/>the <text:span text:style-name="T6">status</text:span> <text:s/>field.</text:p>
      <text:p text:style-name="P7">Note that it is an error if <text:span text:style-name="T6">flags</text:span> is not a bitwise-or of a subset of the values in <text:s/><text:a xlink:type="simple" xlink:href="#3.2.2.Status Flags|outline"><text:span text:style-name="T13">3.2.2 Status Flags</text:span></text:a></text:p>
      <text:p text:style-name="P22">&lt;decctx&gt;:setstatusstring (flagname)</text:p>
      <text:p text:style-name="P13">Sets the decimal context's <text:span text:style-name="T6">status</text:span> bit corresponding to the name string argument <text:span text:style-name="T6">flagname</text:span> using the C library function decContextSetStatusFromString().</text:p>
      <text:p text:style-name="function_20_name">&lt;decctx&gt;:settraps (flags)</text:p>
      <text:p text:style-name="P9"><text:span text:style-name="T13">Sets the integer value of the </text:span>traps<text:span text:style-name="T13"> <text:s/>field of the context argument to </text:span>flags<text:span text:style-name="T13">. </text:span></text:p>
      <text:p text:style-name="P7">Note that it is an error if <text:span text:style-name="T6">flags</text:span> is not zero since traps are not implemented in the Lua wrapper – use the <text:span text:style-name="T6">status</text:span> flags instead!</text:p>
      <text:h text:style-name="P52" text:outline-level="3">Operations on Numbers</text:h>
      <text:p text:style-name="Text_20_body">The following functions operate on decimal numbers. <text:span text:style-name="T14">In the descriptions below, arguments or results that may be a string, Lua number, or decimal number are indicated by </text:span><text:span text:style-name="T9">&lt;decarg&gt;</text:span><text:span text:style-name="T14"> whereas arguments or results that must be a <text:s/>decimal number are <text:s/>indicated by </text:span><text:span text:style-name="T9">&lt;decnum&gt;</text:span><text:span text:style-name="T14">. See </text:span><text:a xlink:type="simple" xlink:href="#3.1.1.Decimal Numbers|outline"><text:span text:style-name="T14">3.1.1 Decimal Numbers</text:span></text:a></text:p>
      <text:p text:style-name="P8">See the <text:span text:style-name="T2">decNumber</text:span> C library User's Guide, <text:span text:style-name="T5">decNumber.pdf </text:span><text:s/>for details about limitations of the functions, and behavior in exceptional situations.</text:p>
      <text:h text:style-name="Heading_20_4" text:outline-level="4">Conversions</text:h>
      <text:p text:style-name="function_20_name">&lt;decnum&gt;:__concat (&lt;string&gt;)</text:p>
      <text:p text:style-name="Text_20_body">Returns a string representing the value of the decimal number argument concatenated with the string argument. See <text:span text:style-name="T6">tostring</text:span> below for a description of the conversion operation.</text:p>
      <text:p text:style-name="Text_20_body">Note that by binding the method <text:span text:style-name="T6">__concat </text:span>to this function, the Lua <text:span text:style-name="T6">.. </text:span><text:span text:style-name="T13">concatenation operator</text:span> will work with a decimal number and a string, in either order, due to Lua's <text:s/>internal application of this method when one side of the <text:span text:style-name="T6">.. </text:span><text:span text:style-name="T13">concatenation operator is a decimal number</text:span>. </text:p>
      <text:p text:style-name="Text_20_body">Uses the C library function decNumberToString().</text:p>
      <text:p text:style-name="function_20_name">&lt;decnum&gt;:toengstring ()</text:p>
      <text:p text:style-name="function_20_name_20_alt">decNumber.toengstring (&lt;decarg&gt;)</text:p>
      <text:p text:style-name="Text_20_body">Returns a string representing the value of the argument (converted to a decimal number first if necessary) using engineering notation (where the exponent will be a multiple of three, and there may be up to three digits before any decimal point) if an exponent is needed. It implements the <text:span text:style-name="T5">to–engineering–string</text:span> conversion.</text:p>
      <text:p text:style-name="Text_20_body">Uses the C library function decNumberToEngString().</text:p>
      <text:p text:style-name="function_20_name">decNumber.tonumber (&lt;decarg&gt;)</text:p>
      <text:p text:style-name="Text_20_body">Returns a decimal number. If the argument is a decimal number, it is simply returned. If the argument is a Lua number or string, it is converted, using the present decimal context as usual, to a decimal number and this value is returned.</text:p>
      <text:p text:style-name="Text_20_body">Uses the C library function decNumberFromString().</text:p>
      <text:p text:style-name="function_20_name">&lt;decnum&gt;:tostring ()</text:p>
      <text:p text:style-name="function_20_name_20_alt">&lt;decnum&gt;:__tostring ()</text:p>
      <text:p text:style-name="function_20_name_20_alt">decNumber.tostring (&lt;decarg&gt;)</text:p>
      <text:p text:style-name="Text_20_body">Returns a string representing the value of the argument (converted to a decimal number first if necessary) using scientific notation if an exponent is needed (that is, there will be just one digit before any decimal point). It implements the <text:span text:style-name="T5">to–scientific–string</text:span> conversion.</text:p>
      <text:p text:style-name="Text_20_body">Note that by binding the method <text:span text:style-name="T6">__tostring </text:span>to this function, the Lua <text:span text:style-name="T6">print</text:span> and <text:span text:style-name="T6">tostring</text:span> functions will work with decimal numbers, using this conversion function.</text:p>
      <text:p text:style-name="Text_20_body">Uses the C library function decNumberToString().</text:p>
      <text:h text:style-name="P54" text:outline-level="4">Operations</text:h>
      <text:p text:style-name="function_20_name">&lt;decnum&gt;:abs ()</text:p>
      <text:p text:style-name="function_20_name_20_alt">decNumber.abs (&lt;decarg&gt;)</text:p>
      <text:p text:style-name="Text_20_body">Returns a decimal number that is the absolute value of the argument.</text:p>
      <text:p text:style-name="Text_20_body">Uses the C library function decNumberAbs()</text:p>
      <text:p text:style-name="function_20_name">&lt;decnum&gt;:add (&lt;decarg&gt;)</text:p>
      <text:p text:style-name="function_20_name_20_alt">&lt;decnum&gt;:__add (&lt;decarg&gt;)</text:p>
      <text:p text:style-name="function_20_name_20_alt">decNumber.add (&lt;decarg&gt;, &lt;decarg&gt;)</text:p>
      <text:p text:style-name="Text_20_body">Returns a decimal number that is the sum of its arguments.</text:p>
      <text:p text:style-name="Text_20_body">Note that by binding the method <text:span text:style-name="T6">__add </text:span>to this function, the Lua addition operator (<text:span text:style-name="T6">+</text:span>) may be used with a &lt;decnum&gt; on the left and a &lt;decarg&gt; on the right.</text:p>
      <text:p text:style-name="Text_20_body">Uses the C library function decNumberAdd().</text:p>
      <text:p text:style-name="P60">&lt;decnum&gt;:copy ()</text:p>
      <text:p text:style-name="function_20_name_20_alt">decNumber.copy (&lt;decarg&gt;)</text:p>
      <text:p text:style-name="Text_20_body">Returns a decimal number that is a copy of its argument. This is not too useful since &lt;<text:span text:style-name="Teletype">decnum&gt;</text:span>s are immutable in <text:span text:style-name="T3">ldecNumber</text:span>, but it could be used as an alternative to <text:span text:style-name="Teletype">&lt;decnum&gt;:tonumber()</text:span></text:p>
      <text:p text:style-name="Text_20_body">No error is possible from this function when its argument is a <text:span text:style-name="Teletype">&lt;decnum&gt;</text:span>.</text:p>
      <text:p text:style-name="Text_20_body">Uses the C library function decNumberCopy().</text:p>
      <text:p text:style-name="function_20_name">&lt;decnum&gt;:copyabs ()</text:p>
      <text:p text:style-name="function_20_name_20_alt">decNumber.copyabs (&lt;decarg&gt;)</text:p>
      <text:p text:style-name="Text_20_body">Returns a decimal number that is the absolute value of its argument.</text:p>
      <text:p text:style-name="Text_20_body">This is the quiet <text:span text:style-name="Teletype">abs</text:span> function described in IEEE 754r.</text:p>
      <text:p text:style-name="Text_20_body">No error is possible from this function when its argument is a <text:span text:style-name="Teletype">&lt;decnum&gt;</text:span>.</text:p>
      <text:p text:style-name="Text_20_body">Uses the C library function decNumberCopyAbs().</text:p>
      <text:p text:style-name="function_20_name">&lt;decnum&gt;:copynegate ()</text:p>
      <text:p text:style-name="function_20_name">decNumber.copynegate (&lt;decarg&gt;)</text:p>
      <text:p text:style-name="Text_20_body">Returns a decimal number that is the negation of its argument, in other words it returns a copy of its argument with the sign inverted.</text:p>
      <text:p text:style-name="Text_20_body">This is the quiet <text:span text:style-name="Teletype">negate</text:span> function described in IEEE 754r.</text:p>
      <text:p text:style-name="Text_20_body">No error is possible from this function when its argument is a <text:span text:style-name="Teletype">&lt;decnum&gt;</text:span>.</text:p>
      <text:p text:style-name="Text_20_body">Uses the C library function decNumberCopyNegate().</text:p>
      <text:p text:style-name="Text_20_body"/>
      <text:p text:style-name="function_20_name">&lt;decnum&gt;:copysign (&lt;decarg&gt;)</text:p>
      <text:p text:style-name="function_20_name_20_alt">decNumber.copysign (&lt;decarg&gt;, &lt;decarg&gt;)</text:p>
      <text:p text:style-name="Text_20_body">Returns a decimal number that is a copy of its first argument but with the sign of its second argument.</text:p>
      <text:p text:style-name="Text_20_body">This is the quiet <text:span text:style-name="Teletype">copysign</text:span> function described in IEEE 754r.</text:p>
      <text:p text:style-name="Text_20_body">No error is possible from this function when its arguments are both <text:span text:style-name="Teletype">&lt;decnum&gt;</text:span>s.</text:p>
      <text:p text:style-name="Text_20_body">Uses the C library function decNumberCopySign().</text:p>
      <text:p text:style-name="function_20_name">&lt;decnum&gt;:divide (&lt;decarg&gt;)</text:p>
      <text:p text:style-name="function_20_name_20_alt">&lt;decnum&gt;:__div (&lt;decarg&gt;)</text:p>
      <text:p text:style-name="function_20_name_20_alt">decNumber.divide (&lt;decarg&gt;, &lt;decarg&gt;)</text:p>
      <text:p text:style-name="Text_20_body">Returns a decimal number that is the left (1<text:span text:style-name="T21">st</text:span>) argument divided by the right (2<text:span text:style-name="T21">nd</text:span>) argument.</text:p>
      <text:p text:style-name="Text_20_body">Note that by binding the method <text:span text:style-name="T6">__div </text:span>to this function, the Lua division operator (<text:span text:style-name="T6">/</text:span>) may be used with a &lt;decnum&gt; on the left and a &lt;decarg&gt; on the right.</text:p>
      <text:p text:style-name="Text_20_body">Uses the C library function decNumberDivide().</text:p>
      <text:p text:style-name="function_20_name">&lt;decnum&gt;:divideinteger (&lt;decarg&gt;)</text:p>
      <text:p text:style-name="function_20_name_20_alt">decNumber.divideinteger (&lt;decarg&gt;, &lt;decarg&gt;)</text:p>
      <text:p text:style-name="Text_20_body">Returns a decimal number that is the integer part of the result of dividing of its arguments. Note that, per the decNumber specification, this is a convert to integer by truncation. If you want some other rounding mode, use <text:span text:style-name="T6">floor</text:span>, or for any rounding mode use <text:span text:style-name="T6">tointegralvalue</text:span> or <text:span text:style-name="T6">quantize</text:span>.</text:p>
      <text:p text:style-name="Text_20_body">Uses the C library function decNumberDivideInteger().</text:p>
      <text:p text:style-name="function_20_name">&lt;decnum&gt;:exp ()</text:p>
      <text:p text:style-name="function_20_name_20_alt">decNumber.exp (&lt;decarg&gt;)</text:p>
      <text:p text:style-name="Text_20_body">Returns a decimal number that is <text:span text:style-name="T5">e</text:span> raised to the power of the argument.</text:p>
      <text:p text:style-name="Text_20_body">Uses the C library function decNumberExp(). </text:p>
      <text:p text:style-name="function_20_name">&lt;decnum&gt;:floor (&lt;decarg&gt;)</text:p>
      <text:p text:style-name="function_20_name_20_alt">decNumber.floor (&lt;decarg&gt;,&lt;decarg&gt;)</text:p>
      <text:p text:style-name="Text_20_body">Returns a decimal number integer that is the floor of the left (1<text:span text:style-name="T21">st</text:span>) argument divided by the right (2<text:span text:style-name="T21">nd</text:span>) argument. Contrast this with <text:span text:style-name="T6">divideinteger</text:span> which uses truncation.</text:p>
      <text:p text:style-name="Text_20_body">The <text:span text:style-name="T6">floor</text:span> function is implemented as equal to <text:span text:style-name="T6">divideinteger</text:span> if the signs of the arguments are the same or if the remainder is zero, otherwise as equal to the <text:span text:style-name="T6">divideinteger</text:span><text:span text:style-name="T13"> result minus 1. The current context's rounding mode is used. See </text:span><text:span text:style-name="T6">mod</text:span><text:span text:style-name="T13">.</text:span></text:p>
      <text:p text:style-name="Text_20_body">Uses the C library function decNumberDivideInteger(), and then decNumberMultiply() followed by decNumberCompare() decNumberIsZero() to check if the remainder is zero, and decNumberSubtract().</text:p>
      <text:p text:style-name="function_20_name">&lt;decnum&gt;:fma (&lt;decarg&gt;, &lt;decarg&gt;)</text:p>
      <text:p text:style-name="function_20_name_20_alt">decNumber.fma (&lt;decarg&gt;, &lt;decarg&gt;, &lt;decarg&gt;)</text:p>
      <text:p text:style-name="Text_20_body">Returns a decimal number that is the result of multiplying the first argument by the second argument and then adding the third argument to that intermediate result. It is equivalent to a multiplication followed by an addition except that the intermediate result is not rounded and will not cause overflow or underflow. That is, only the final result is rounded and checked.</text:p>
      <text:p text:style-name="Text_20_body">Uses the C library function decNumberFMA().</text:p>
      <text:p text:style-name="function_20_name">&lt;decnum&gt;:invert ()</text:p>
      <text:p text:style-name="function_20_name_20_alt">decNumber.invert (&lt;decarg&gt;)</text:p>
      <text:p text:style-name="Text_20_body">Returns a decimal number that is the result of the digit-wise logical inversion of the argument (a 0 digit becomes 1 and vice versa).</text:p>
      <text:p text:style-name="Text_20_body">Uses the C library function decNumberInvert().</text:p>
      <text:p text:style-name="function_20_name">&lt;decnum&gt;:land (&lt;decarg&gt;)</text:p>
      <text:p text:style-name="function_20_name_20_alt">decNumber.land (&lt;decarg&gt;, &lt;decarg&gt;)</text:p>
      <text:p text:style-name="Text_20_body">Returns a decimal number that is the digit-wise logical and of the arguments. Note that all digits of the arguments must be 0 or 1 or else this operation returns NaN,</text:p>
      <text:p text:style-name="Text_20_body">Uses the C library function decNumberAnd().</text:p>
      <text:p text:style-name="function_20_name_20_alt">&lt;decnum&gt;:ln ()</text:p>
      <text:p text:style-name="function_20_name_20_alt">decNumber.ln (&lt;decarg&gt;)</text:p>
      <text:p text:style-name="Text_20_body">Returns a decimal number that is the natural logarithm (logarithm in base <text:span text:style-name="T5">e</text:span>) of the argument.</text:p>
      <text:p text:style-name="Text_20_body">Uses the C library function decNumberLn().</text:p>
      <text:p text:style-name="function_20_name">&lt;decnum&gt;:log10 ()</text:p>
      <text:p text:style-name="function_20_name_20_alt">decNumber.log10 (&lt;decarg&gt;)</text:p>
      <text:p text:style-name="Text_20_body">Returns a decimal number that is the logarithm in base ten of the argument.</text:p>
      <text:p text:style-name="Text_20_body">Uses the C library function decNumberLog10().</text:p>
      <text:p text:style-name="function_20_name">&lt;decnum&gt;:logb ()</text:p>
      <text:p text:style-name="function_20_name_20_alt">decNumber.logb (&lt;decarg&gt;)</text:p>
      <text:p text:style-name="Text_20_body">Returns a decimal number that is the adjusted exponent of the argument, according to the rules for the <text:span text:style-name="Teletype">logB</text:span> operation of the IEEE 754r proposal. This returns the exponent of the argument as though its decimal point had been moved to follow the first digit while keeping the same value. The result is not limited by <text:span text:style-name="Teletype">emin</text:span> or <text:span text:style-name="Teletype">emax</text:span>.</text:p>
      <text:p text:style-name="Text_20_body">Uses the C library function decNumberLogB().</text:p>
      <text:p text:style-name="function_20_name">&lt;decnum&gt;:lor (&lt;decarg&gt;)</text:p>
      <text:p text:style-name="function_20_name_20_alt">decNumber.lor (&lt;decarg&gt;, &lt;decarg&gt;)</text:p>
      <text:p text:style-name="Text_20_body">Returns a decimal number that is the digit-wise logical inclusive or of the arguments. Note that all digits of the arguments must be 0 or 1 or else this operation returns NaN,</text:p>
      <text:p text:style-name="Text_20_body">Uses the C library function decNumberOr().</text:p>
      <text:p text:style-name="function_20_name">&lt;decnum&gt;:max (&lt;decarg&gt;)</text:p>
      <text:p text:style-name="function_20_name_20_alt">decNumber.max (&lt;decarg&gt;, &lt;decarg&gt;)</text:p>
      <text:p text:style-name="Text_20_body">Returns a decimal number that is the maximum of its arguments.</text:p>
      <text:p text:style-name="Text_20_body">Uses the C library function decNumberMax().</text:p>
      <text:p text:style-name="function_20_name">decnum:maxmag (decarg)</text:p>
      <text:p text:style-name="function_20_name_20_alt">decNumber.maxmag (decarg, decarg)</text:p>
      <text:p text:style-name="Text_20_body">Returns a decimal number that is the one of its arguments that has the maximum magnitude. It is identical to <text:span text:style-name="Teletype">max</text:span> except that the signs of the operands are ignored and taken to be 0 (non-negative).</text:p>
      <text:p text:style-name="Text_20_body">Uses the C library function decNumberMaxMag().</text:p>
      <text:p text:style-name="function_20_name">&lt;decnum&gt;:min (&lt;decarg&gt;)</text:p>
      <text:p text:style-name="function_20_name_20_alt">decNumber.min (&lt;decarg&gt;, &lt;decarg&gt;)</text:p>
      <text:p text:style-name="Text_20_body">Returns a decimal number that is the minimum of its arguments.</text:p>
      <text:p text:style-name="Text_20_body">Uses the C library function decNumberMin().</text:p>
      <text:p text:style-name="function_20_name">decnum:minmag (decarg)</text:p>
      <text:p text:style-name="function_20_name_20_alt">decNumber.minmag (decarg, decarg)</text:p>
      <text:p text:style-name="Text_20_body">Returns a decimal number that is the one of its arguments that has the minimum magnitude. It is identical to <text:span text:style-name="Teletype">min</text:span> except that the signs of the operands are ignored and taken to be 0 (non-negative).</text:p>
      <text:p text:style-name="Text_20_body">Uses the C library function decNumberMinMag().</text:p>
      <text:p text:style-name="function_20_name">&lt;decnum&gt;:minus ()</text:p>
      <text:p text:style-name="function_20_name_20_alt">&lt;decnum&gt;:__unm ()</text:p>
      <text:p text:style-name="function_20_name_20_alt">decNumber.minus (&lt;decarg&gt;)</text:p>
      <text:p text:style-name="Text_20_body">Returns a decimal number that is the result of subtracting the argument from 0.</text:p>
      <text:p text:style-name="Text_20_body">Note that by binding the method <text:span text:style-name="T6">__unm</text:span> to this function, the Lua unary minus operator (<text:span text:style-name="T6">-</text:span>) may be used with decimal numbers.</text:p>
      <text:p text:style-name="Text_20_body">Uses the C library function decNumberMinus().</text:p>
      <text:p text:style-name="function_20_name">&lt;decnum&gt;:mod (&lt;decarg&gt;)</text:p>
      <text:p text:style-name="function_20_name_20_alt">&lt;decnum&gt;:__mod (&lt;decarg&gt;)</text:p>
      <text:p text:style-name="function_20_name_20_alt">decNumber.mod (&lt;decarg&gt;, &lt;decarg&gt;)</text:p>
      <text:p text:style-name="Text_20_body">Returns a decimal number that is remainder of the left (1<text:span text:style-name="T21">st</text:span>) argument divided by the right (2<text:span text:style-name="T21">nd</text:span>) argument based on Lua rules for the mod operator (%). Lua defines<text:line-break/><text:tab/> <text:span text:style-name="T6">a % b == a – floor(a/b)*b<text:line-break/></text:span><text:span text:style-name="T13">whereas the General Decimal Arithmetic Specification defines remainder using truncation. </text:span></text:p>
      <text:p text:style-name="Text_20_body">The <text:span text:style-name="T6">mod</text:span> function is implemented as equal to <text:span text:style-name="T6">remainder</text:span> if the signs of the arguments are the same or the remainder is zero, otherwise as equal to the <text:span text:style-name="T6">remainder</text:span><text:span text:style-name="T13"> plus the divisor. The current context's rounding mode is used.</text:span></text:p>
      <text:p text:style-name="Text_20_body">Note that by binding the method <text:span text:style-name="T6">__mod </text:span>to this function, the Lua modulo operator (<text:span text:style-name="T6">%</text:span>) may be used with a &lt;decnum&gt; on the left and a &lt;decarg&gt; on the right.</text:p>
      <text:p text:style-name="Text_20_body">Uses the C library functions decNumberRemainder(), decNumberIsNegative(), decNumberIsZero(), and decNumberAdd().</text:p>
      <text:p text:style-name="function_20_name">&lt;decnum&gt;:multiply (&lt;decarg&gt;)</text:p>
      <text:p text:style-name="function_20_name_20_alt">&lt;decnum&gt;:__mul (&lt;decarg&gt;)</text:p>
      <text:p text:style-name="function_20_name_20_alt">decNumber.multiply (&lt;decarg&gt;, &lt;decarg&gt;)</text:p>
      <text:p text:style-name="Text_20_body">Returns a decimal number that is the product of its arguments.</text:p>
      <text:p text:style-name="Text_20_body">Note that by binding the method <text:span text:style-name="T6">__mul </text:span>to this function, the Lua multiplication operator (<text:span text:style-name="T6">*</text:span>) may be used with a &lt;decnum&gt; on the left and a &lt;decarg&gt; on the right.</text:p>
      <text:p text:style-name="Text_20_body">Uses the C library function decNumberMultiply().</text:p>
      <text:p text:style-name="function_20_name">&lt;decnum&gt;:nextminus ()</text:p>
      <text:p text:style-name="function_20_name_20_alt">decNumber.nextminus (&lt;decarg&gt;)</text:p>
      <text:p text:style-name="Text_20_body">Returns a decimal number that is the closest value to the argument in the direction of -Infinity. This is computed as though by subtracting an infinitesimal amount from the argument using <text:span text:style-name="Teletype">ROUND_FLOOR</text:span>, except that no flags are set as long as the argument is a &lt;decnum&gt; (unless the argument is a signaling NaN).</text:p>
      <text:p text:style-name="Text_20_body">This function is a generalization of the IEEE 754 <text:span text:style-name="Teletype">nextDown</text:span> operation.</text:p>
      <text:p text:style-name="Text_20_body">Uses the C library function decNumberNextMinus().</text:p>
      <text:p text:style-name="function_20_name">&lt;decnum&gt;:nextplus ()</text:p>
      <text:p text:style-name="function_20_name_20_alt">decNumber.nextplus (&lt;decarg&gt;)</text:p>
      <text:p text:style-name="Text_20_body">Returns a decimal number that is the closest value to the argument in the direction of +Infinity. This is computed as though by adding an infinitesimal amount from the argument using <text:span text:style-name="Teletype">ROUND_CEILING</text:span>, except that no flags are set as long as the argument is a &lt;decnum&gt; (unless the argument is a signaling NaN).</text:p>
      <text:p text:style-name="Text_20_body">This function is a generalization of the IEEE 754 <text:span text:style-name="Teletype">nextUp</text:span> operation.</text:p>
      <text:p text:style-name="Text_20_body">Uses the C library function decNumberNextPlus().</text:p>
      <text:p text:style-name="function_20_name">&lt;decnum&gt;:nexttoward (&lt;decarg&gt;)</text:p>
      <text:p text:style-name="function_20_name_20_alt">decNumber.nexttoward (&lt;decarg&gt;, &lt;decarg&gt;)</text:p>
      <text:p text:style-name="Text_20_body">Returns a decimal number that is the closest value to the first argument in the direction of the second argument. This is computed as though by adding or subtracting an infinitesimal amount to the first argument using either <text:span text:style-name="Teletype">ROUND_CEILING</text:span> or <text:span text:style-name="Teletype">ROUND_FLOOR </text:span>depending on whether the second argument is larger or smaller than the first argument. If the arguments are numerically equal, then the result is a copy of the first argument with the sign of the second argument. Flags are set as usual for an addition or subtraction (no flags are set in the equals case). </text:p>
      <text:p text:style-name="Text_20_body">This function is a generalization of the IEEE 754 <text:span text:style-name="Teletype">nextAfter</text:span> operation.</text:p>
      <text:p text:style-name="Text_20_body">Uses the C library function decNumberNextToward().</text:p>
      <text:p text:style-name="function_20_name">&lt;decnum&gt;:normalize ()</text:p>
      <text:p text:style-name="function_20_name_20_alt">decNumber.normalize (&lt;decarg&gt;)</text:p>
      <text:p text:style-name="Text_20_body">Returns a decimal number that is the result of adding the argument to 0, and putting the result in its simplest form. That is, a non-zero number which has any trailing zeros in the coefficient has those zeros removed by dividing the coefficient by the appropriate power of ten and adjusting the exponent accordingly, and a zero has its exponent set to 0. </text:p>
      <text:p text:style-name="Text_20_body">Uses the C library function decNumberNormalize()</text:p>
      <text:p text:style-name="function_20_name">&lt;decnum&gt;:plus ()</text:p>
      <text:p text:style-name="function_20_name_20_alt">decNumber.plus (&lt;decarg&gt;)</text:p>
      <text:p text:style-name="Text_20_body">Returns a decimal number that is the result of adding the argument to 0. This takes place according to the settings given in the decimal context, following the usual arithmetic rules. This may therefore be used for rounding.</text:p>
      <text:p text:style-name="Text_20_body">Uses the C library function decNumberPlus().</text:p>
      <text:p text:style-name="function_20_name">&lt;decnum&gt;:power (&lt;decarg&gt;)</text:p>
      <text:p text:style-name="function_20_name_20_alt">&lt;decnum&gt;:__pow (&lt;decarg&gt;)</text:p>
      <text:p text:style-name="function_20_name_20_alt">decNumber.power (&lt;decarg&gt;, &lt;decarg&gt;)</text:p>
      <text:p text:style-name="Text_20_body">Returns a decimal number that is the left (1<text:span text:style-name="T21">st</text:span>) argument raised to the power of the right (2<text:span text:style-name="T21">nd</text:span>) argument.</text:p>
      <text:p text:style-name="Text_20_body">Note that by binding the method <text:span text:style-name="T6">__pow </text:span>to this function, the Lua power operator (<text:span text:style-name="T6">^</text:span>) may be used with a &lt;decnum&gt; on the left and a &lt;decarg&gt; on the right.</text:p>
      <text:p text:style-name="Text_20_body">Uses the C library function decNumberPower().</text:p>
      <text:p text:style-name="function_20_name">&lt;decnum&gt;:quantize (&lt;decarg&gt;)</text:p>
      <text:p text:style-name="function_20_name_20_alt">decNumber.quantize (&lt;decarg&gt;, &lt;decarg&gt;)</text:p>
      <text:p text:style-name="Text_20_body">Returns a decimal number that is numerically equal (except for any rounding) to the left (1<text:span text:style-name="T21">st</text:span>) argument but modified so its exponent has a specific value, equal to that of the right (2<text:span text:style-name="T21">nd</text:span>) argument. To achieve this, the coefficient of the result is adjusted (by rounding or shifting) so that its exponent has the requested value. For example, if the left (1<text:span text:style-name="T21">st</text:span>) argument had the value 123.4567, and the right (2<text:span text:style-name="T21">nd</text:span>) argument had the value 0.12, the result would be 123.46 (that is, 12346 with an exponent of –2, matching the right (2<text:span text:style-name="T21">nd</text:span>) argument).</text:p>
      <text:p text:style-name="Text_20_body">Uses the C library function decNumberQuantize().</text:p>
      <text:p text:style-name="function_20_name">&lt;decnum&gt;:remainder (&lt;decarg&gt;)</text:p>
      <text:p text:style-name="function_20_name_20_alt">decNumber.remainder (&lt;decarg&gt;, &lt;decarg&gt;)</text:p>
      <text:p text:style-name="Text_20_body">Returns a decimal number that is the remainder of the left (1<text:span text:style-name="T21">st</text:span>) argument divided by the right (2<text:span text:style-name="T21">nd</text:span>) argument. T<text:span text:style-name="T13">he identity</text:span></text:p>
      <text:p text:style-name="P9">lhs == (lhs:divideinteger(rhs) * rhs) + lhs:remainder(rhs)</text:p>
      <text:p text:style-name="Text_20_body">holds.</text:p>
      <text:p text:style-name="Text_20_body">Uses the C library function decNumberRemainder().</text:p>
      <text:p text:style-name="function_20_name">&lt;decnum&gt;:remaindernear (&lt;decarg&gt;)</text:p>
      <text:p text:style-name="function_20_name_20_alt">decNumber.remaindernear (&lt;decarg&gt;, &lt;decarg&gt;)</text:p>
      <text:p text:style-name="Text_20_body">Returns a decimal number that is the remainder of the left (1<text:span text:style-name="T21">st</text:span>) argument divided by the right (2<text:span text:style-name="T21">nd</text:span>) argument using the rules defined in IEEE 854.This follows the same definition as <text:span text:style-name="T6">decNumber.remainder</text:span>, except that the nearest integer quotient (or the nearest even integer if the remainder is equidistant from two) is used instead of the result from <text:span text:style-name="T6">decNumber.divideinteger</text:span>.</text:p>
      <text:p text:style-name="Text_20_body">For example, <text:span text:style-name="T6">decNumber.remaindernear(10, 6)</text:span> has the result -2 (instead of 4) because the multiple of 6 nearest to 10 is 12 (rather than 6).</text:p>
      <text:p text:style-name="Text_20_body">Uses the C library function decNumberRemainderNear().</text:p>
      <text:p text:style-name="function_20_name">&lt;decnum&gt;:rescale (&lt;decarg&gt;)</text:p>
      <text:p text:style-name="function_20_name_20_alt">decNumber.rescale (&lt;decarg&gt;, &lt;decarg&gt;)</text:p>
      <text:p text:style-name="Text_20_body">Returns a decimal number that is numerically equal (except for any rounding) to the left (1<text:span text:style-name="T21">st</text:span>) argument but modified so its exponent has the value of the right (2<text:span text:style-name="T21">nd</text:span>) argument. (See <text:span text:style-name="T6">decNumber.quantize</text:span>). The right (2<text:span text:style-name="T21">nd</text:span>) argument must be a whole number (before any rounding); that is, any digits in the fractional part of the number must be zero.</text:p>
      <text:p text:style-name="Text_20_body">Uses the C library function decNumberRescale().</text:p>
      <text:p text:style-name="function_20_name">&lt;decnum&gt;:rotate (&lt;decarg&gt;)</text:p>
      <text:p text:style-name="function_20_name_20_alt">decNumber.rotate (&lt;decarg&gt;, &lt;decarg&gt;)</text:p>
      <text:p text:style-name="Text_20_body">Returns a decimal number that is the first argument with the digits of its coefficient rotated to the left (if the second argument is positive) or to the right (if the second argument is negative) without adjusting the exponent or the sign.</text:p>
      <text:p text:style-name="Text_20_body">If the first argument has fewer digits than context <text:span text:style-name="Teletype">digits</text:span> the coefficient is padded with zeros on the left before the rotate. Any leading zeros in the result are ignored, as usual.</text:p>
      <text:p text:style-name="Text_20_body">The second argument is the count of digits to rotate; it must be an integer (that is, it must have an exponent of 0) and must be in the range <text:span text:style-name="Teletype">-digits</text:span> through <text:span text:style-name="Teletype">+digits</text:span> in the current context.</text:p>
      <text:p text:style-name="Text_20_body">Uses the C library function decNumberRotate().</text:p>
      <text:p text:style-name="function_20_name">&lt;decnum&gt;:samequantum (&lt;decarg&gt;)</text:p>
      <text:p text:style-name="function_20_name_20_alt">decNumber.samequantum (&lt;decarg&gt;, &lt;decarg&gt;)</text:p>
      <text:p text:style-name="Text_20_body">Returns the decimal number 1 when the exponents of the arguments are equal, or if they are both Infinities or they are both NaNs; in all other cases returns the decimal number 0. This function is used to test whether the exponents of two numbers are equal. The coefficients and signs of the arguments are ignored.</text:p>
      <text:p text:style-name="Text_20_body">Uses the C library function decNumberSameQuantum().</text:p>
      <text:p text:style-name="function_20_name">&lt;decnum&gt;:scaleb (&lt;decarg&gt;)</text:p>
      <text:p text:style-name="function_20_name_20_alt">decNumber.scaleb (&lt;decarg&gt;, &lt;decarg&gt;)</text:p>
      <text:p text:style-name="Text_20_body">This function returns the result of multiplying the first argument by ten raised to the power of the second argument. It is used to adjust (scale) the exponent of a number, using the rules of the <text:span text:style-name="Teletype">scaleB</text:span> operation in the IEEE 754r proposal. The second argument must be an integer (that is, it must have an exponent of 0) and it must also be in the range <text:span text:style-name="Teletype">-n</text:span> through <text:span text:style-name="Teletype">+n</text:span>, where <text:span text:style-name="Teletype">n</text:span> is <text:span text:style-name="Teletype">2 *(emax + digits</text:span>) in the present context.</text:p>
      <text:p text:style-name="Text_20_body">Uses the C library function decNumberScaleB().</text:p>
      <text:p text:style-name="function_20_name">&lt;decnum&gt;:shift (&lt;decarg&gt;)</text:p>
      <text:p text:style-name="function_20_name_20_alt">decNumber.shift (&lt;decarg&gt;, &lt;decarg&gt;)</text:p>
      <text:p text:style-name="Text_20_body">Returns a decimal number that is the first argument with the digits of its coefficient shifted to the left (if the second argument is positive) or to the right (if the second argument is negative) without adjusting the exponent or the sign.</text:p>
      <text:p text:style-name="Text_20_body">The coefficient is padded with zeros on the left or right, as necessary. Any leading zeros in the result are ignored, as usual.</text:p>
      <text:p text:style-name="Text_20_body">The second argument is the count of digits to shift; it must be an integer (that is, it must have an exponent of 0) and must be in the range <text:span text:style-name="Teletype">-digits</text:span> through <text:span text:style-name="Teletype">+digits</text:span> in the current context.</text:p>
      <text:p text:style-name="Text_20_body">Uses the C library function decNumberShift().</text:p>
      <text:p text:style-name="function_20_name">&lt;decnum&gt;:squareroot ()</text:p>
      <text:p text:style-name="function_20_name_20_alt">decNumber.squareroot (&lt;decarg&gt;)</text:p>
      <text:p text:style-name="Text_20_body">Returns a decimal number that is the square root of its argument, rounded if necessary using the digits setting in the decimal context and using the round–half–even rounding algorithm.</text:p>
      <text:p text:style-name="Text_20_body">Uses the C library function decNumberSquareRoot().</text:p>
      <text:p text:style-name="function_20_name">&lt;decnum&gt;:subtract (&lt;decarg&gt;)</text:p>
      <text:p text:style-name="function_20_name_20_alt">&lt;decnum&gt;:__sub (&lt;decarg&gt;)</text:p>
      <text:p text:style-name="function_20_name_20_alt">decNumber.subtract (&lt;decarg&gt;, &lt;decarg&gt;)</text:p>
      <text:p text:style-name="Text_20_body">Returns a decimal number that is the left (1<text:span text:style-name="T21">st</text:span>) argument minus the right (2<text:span text:style-name="T21">nd</text:span>) argument.</text:p>
      <text:p text:style-name="Text_20_body">Note that by binding the method <text:span text:style-name="T6">__sub </text:span>to this function, the Lua subtraction operator (<text:span text:style-name="T6">-</text:span>) may be used with a &lt;decnum&gt; on the left and a &lt;decarg&gt; on the right.</text:p>
      <text:p text:style-name="Text_20_body">Uses the C library function decNumberSubtract().</text:p>
      <text:p text:style-name="function_20_name">&lt;decnum&gt;:tointegralexact ()</text:p>
      <text:p text:style-name="function_20_name_20_alt">decNumber.tointegralexact (&lt;decarg&gt;)</text:p>
      <text:p text:style-name="Text_20_body">Returns a decimal number that is the argument with any fractional part removed, if necessary, using the rounding mode in the decimal context.</text:p>
      <text:p text:style-name="Text_20_body">The <text:span text:style-name="Teletype">Inexact</text:span> flag is set if the result is numerically different from the argument. Other than that, no flags are set as long as the argument is a &lt;decnum&gt; (unless the argument is a signaling NaN).</text:p>
      <text:p text:style-name="Text_20_body">The result may have a positive exponent.</text:p>
      <text:p text:style-name="Text_20_body">Uses the C library function decNumberToIntegralExact().</text:p>
      <text:p text:style-name="function_20_name">&lt;decnum&gt;:tointegralvalue ()</text:p>
      <text:p text:style-name="function_20_name_20_alt">decNumber.tointegralvalue (&lt;decarg&gt;)</text:p>
      <text:p text:style-name="Text_20_body">Returns a decimal number that is the argument with any fractional part removed, if necessary, using the rounding mode in the decimal context.</text:p>
      <text:p text:style-name="Text_20_body">No flags, not even <text:span text:style-name="Teletype">Inexact</text:span>, are set as long as the argument is a &lt;decnum&gt; (unless the argument is a signaling NaN).</text:p>
      <text:p text:style-name="Text_20_body">The result may have a positive exponent.</text:p>
      <text:p text:style-name="Text_20_body">Uses the C library function decNumberToIntegralValue().</text:p>
      <text:p text:style-name="function_20_name">&lt;decnum&gt;:trim ()</text:p>
      <text:p text:style-name="function_20_name_20_alt">decNumber.trim (&lt;decarg&gt;)</text:p>
      <text:p text:style-name="Text_20_body">Returns a decimal number that is the argument with any insignificant trailing zeros removed. That is, if the number has any fractional trailing zeros they are removed by dividing the coefficient by the appropriate power of ten and adjusting the exponent accordingly.</text:p>
      <text:p text:style-name="Text_20_body">Uses the C library function decNumberTrim().</text:p>
      <text:p text:style-name="function_20_name">&lt;decnum&gt;:xor (&lt;decarg&gt;)</text:p>
      <text:p text:style-name="function_20_name_20_alt">decNumber.xor (&lt;decarg&gt;, &lt;decarg&gt;)</text:p>
      <text:p text:style-name="Text_20_body">Returns a decimal number that is the digit-wise logical exclusive or of the arguments. Note that all digits of the arguments must be 0 or 1 or else this operation returns NaN,</text:p>
      <text:p text:style-name="Text_20_body">Uses the C library function decNumberXor().</text:p>
      <text:h text:style-name="Heading_20_4" text:outline-level="4">Comparisons and Predicates</text:h>
      <text:p text:style-name="function_20_name">&lt;decnum&gt;:class ()</text:p>
      <text:p text:style-name="function_20_name_20_alt">decNumber.class (&lt;decarg&gt;)</text:p>
      <text:p text:style-name="Text_20_body">Returns the class of a decNumber. No error is possible. The class is one of the decNumber Classifications. See: <text:a xlink:type="simple" xlink:href="#4.2.3.Classifications|outline">4.2.3 Classifications</text:a>.</text:p>
      <text:p text:style-name="Text_20_body">Uses the C library function decNumberClass().</text:p>
      <text:p text:style-name="function_20_name">decnum:classasstring ()</text:p>
      <text:p text:style-name="function_20_name_20_alt">decNumber.classasstring (decarg)</text:p>
      <text:p text:style-name="Text_20_body">Returns the class of a decNumber as a string. No error is possible. The class is one of "-Infinity", "-Normal", <text:s/>"-Subnormal", "-Zero", "+Zero", "+Subnormal","+Normal", "+Infinity", "NaN", "sNaN", or "Invalid"</text:p>
      <text:p text:style-name="Text_20_body">Uses the C library functions decNumberClass() and decNumberClassToString().</text:p>
      <text:p text:style-name="Text_20_body"/>
      <text:p text:style-name="function_20_name">decNumber.classtostring (&lt;enum&gt;)</text:p>
      <text:p text:style-name="Text_20_body">Converts the Classifications (see: <text:a xlink:type="simple" xlink:href="#4.2.3.Classifications|outline">4.2.3 Classifications</text:a>) of a decNumber to a string. No error is possible. The class is one of "-Infinity", "-Normal", "-Subnormal", "-Zero", "+Zero", "+Subnormal", "+Normal", "+Infinity", "NaN", "sNaN", or "Invalid".</text:p>
      <text:p text:style-name="Text_20_body">Uses the C library function decNumberClassToString().</text:p>
      <text:p text:style-name="function_20_name">&lt;decnum&gt;:compare (&lt;decarg&gt;)</text:p>
      <text:p text:style-name="function_20_name_20_alt">decNumber.compare (&lt;decarg&gt;, &lt;decarg&gt;)</text:p>
      <text:p text:style-name="Text_20_body">Returns a decimal number that is the comparison of its arguments numerically. If the left (1<text:span text:style-name="T21">st</text:span>) argument is less than the right (2<text:span text:style-name="T21">nd</text:span>) argument then the result is –1. If they are equal (that is, when subtracted the result would be 0), then the result is 0. If the left (1<text:span text:style-name="T21">st</text:span>) argument is greater than the right (2<text:span text:style-name="T21">nd</text:span>) argument then the result is 1.If the operands are not comparable (that is, one or both is a NaN) then the result is NaN.</text:p>
      <text:p text:style-name="Text_20_body">Uses the C library function decNumberCompare().</text:p>
      <text:p text:style-name="function_20_name">&lt;decnum&gt;:comparetotal (&lt;decarg&gt;)</text:p>
      <text:p text:style-name="function_20_name_20_alt">decNumber.comparetotal (&lt;decarg&gt;, &lt;decarg&gt;)</text:p>
      <text:p text:style-name="Text_20_body">Returns a decimal number that is the comparison of its arguments numerically using the IEEE 754r proposed ordering. The result is the similar to <text:span text:style-name="T6">decNumber.compare</text:span> above, except that NaN is never returned. The total order differs from the numerical comparison in that:</text:p>
      <text:p text:style-name="P11"><text:tab/>–NaN &lt; <text:s/>–sNaN &lt; –Infinity &lt; –finites &lt; –0 &lt; +0 &lt; +finites &lt; +Infinity &lt; +sNaN &lt; +NaN.</text:p>
      <text:p text:style-name="Text_20_body">Also, 1.000 &lt; 1.0 (etc.) and NaNs are ordered by payload.</text:p>
      <text:p text:style-name="Text_20_body">Uses the C library function decNumberCompareTotal().</text:p>
      <text:p text:style-name="function_20_name">&lt;decnum&gt;:comparetotalmag (&lt;decarg&gt;)</text:p>
      <text:p text:style-name="function_20_name_20_alt">decNumber.comparetotalmag (&lt;decarg&gt;, &lt;decarg&gt;)</text:p>
      <text:p text:style-name="Text_20_body">Returns a decimal number that is the comparison of the magnitude of its arguments using the IEEE 754r proposed ordering. It is identical to <text:span text:style-name="Teletype">comparetotal</text:span> above except that the signs of the operands are ignored and taken to be 0 (non-negative).</text:p>
      <text:p text:style-name="Text_20_body">Uses the C library function decNumberCompareTotalMag().</text:p>
      <text:p text:style-name="function_20_name">&lt;decnum&gt;:eq (&lt;decarg&gt;)</text:p>
      <text:p text:style-name="function_20_name_20_alt">&lt;decnum&gt;:__eq (&lt;decarg&gt;)</text:p>
      <text:p text:style-name="function_20_name_20_alt">decNumber.eq (&lt;decarg&gt;, &lt;decarg&gt;)</text:p>
      <text:p text:style-name="Text_20_body">Returns a boolean that is true when the arguments are equal, false otherwise.</text:p>
      <text:p text:style-name="Text_20_body">Note that by binding the method <text:span text:style-name="T6">__eq </text:span>to this function, the Lua equality operators (<text:span text:style-name="T6">== </text:span><text:span text:style-name="T13">and</text:span><text:span text:style-name="T6"> ~=</text:span>) may be used with a &lt;decnum&gt; on the left and a &lt;decnum&gt; on the right.</text:p>
      <text:p text:style-name="Text_20_body">Uses the C library functions decNumberCompare() and decNumberIsZero().</text:p>
      <text:p text:style-name="function_20_name">&lt;decnum&gt;:iscanonical ()</text:p>
      <text:p text:style-name="P61">decNumber.iscanonical (&lt;decarg&gt;)</text:p>
      <text:p text:style-name="Text_20_body">Returns true always, because decNumbers always have canonical encodings (the function is provided for compatibility with the IEEE 754r operation <text:span text:style-name="Teletype">isCanonical</text:span>). No error is possible.</text:p>
      <text:p text:style-name="Text_20_body">Uses the C library function decNumberIsCanonical().</text:p>
      <text:p text:style-name="function_20_name">&lt;decnum&gt;:isfinite ()</text:p>
      <text:p text:style-name="function_20_name_20_alt">decNumber.isfinite (&lt;decarg&gt;)</text:p>
      <text:p text:style-name="Text_20_body">Returns a boolean that is true if the argument is finite, false otherwise (that is, the argument is an infinity or a NaN). No error is possible.</text:p>
      <text:p text:style-name="Text_20_body">Uses the C library function decNumberIsFinite().</text:p>
      <text:p text:style-name="function_20_name">&lt;decnum&gt;:isinfinite ()</text:p>
      <text:p text:style-name="function_20_name_20_alt">decNumber.isinfinite (&lt;decarg&gt;)</text:p>
      <text:p text:style-name="Text_20_body">Returns a boolean that is true if the argument is infinite, false otherwise. No error is possible.</text:p>
      <text:p text:style-name="Standard">Uses the C library function decNumberIsInfinite().</text:p>
      <text:p text:style-name="function_20_name">&lt;decnum&gt;:isnan ()</text:p>
      <text:p text:style-name="function_20_name_20_alt">decNumber.isnan (&lt;decarg&gt;)</text:p>
      <text:p text:style-name="Text_20_body">Returns a boolean that is true if the argument is a NaN (quiet or signaling), false otherwise. No error is possible.</text:p>
      <text:p text:style-name="Text_20_body">Uses the C library function decNumberIsNaN().</text:p>
      <text:p text:style-name="function_20_name">&lt;decnum&gt;:isnegative ()</text:p>
      <text:p text:style-name="function_20_name_20_alt">decNumber.isnegative (&lt;decarg&gt;)</text:p>
      <text:p text:style-name="Text_20_body">Returns a boolean that is true if the argument is negative, false otherwise. No error is possible.</text:p>
      <text:p text:style-name="Text_20_body">Uses the C library function decNumberIsNegative().</text:p>
      <text:p text:style-name="function_20_name">&lt;decnum&gt;:isnormal ()</text:p>
      <text:p text:style-name="function_20_name_20_alt">decNumber.isnormal (&lt;decarg&gt;)</text:p>
      <text:p text:style-name="Text_20_body">Returns a boolean that is true if the argument is negative, false otherwise. <text:s/>No error is possible.</text:p>
      <text:p text:style-name="Text_20_body">Uses the C library function C&lt;decNumberIsNormal()&gt;.</text:p>
      <text:p text:style-name="function_20_name">&lt;decnum&gt;:isqnan ()</text:p>
      <text:p text:style-name="function_20_name_20_alt">decNumber.isqnan (&lt;decarg&gt;)</text:p>
      <text:p text:style-name="Text_20_body">Returns a boolean that is true if the argument is a quiet NaN, false otherwise. No error is possible.</text:p>
      <text:p text:style-name="Text_20_body">Uses the C library function decNumberIsQNaN().</text:p>
      <text:p text:style-name="function_20_name">&lt;decnum&gt;:issnan ()</text:p>
      <text:p text:style-name="function_20_name_20_alt">decNumber.issnan (&lt;decarg&gt;)</text:p>
      <text:p text:style-name="Text_20_body">Returns a boolean that is true if the argument is a signaling NaN, false otherwise. No error is possible.</text:p>
      <text:p text:style-name="Text_20_body">Uses the C library function decNumberIsSNaN().</text:p>
      <text:p text:style-name="function_20_name">&lt;decnum&gt;:isspecial ()</text:p>
      <text:p text:style-name="function_20_name_20_alt">decNumber.isspecial (&lt;decarg&gt;)</text:p>
      <text:p text:style-name="Text_20_body">Returns a boolean that is true if the argument has a special value (Infinity or NaN), false otherwise; it is the inversion of <text:s/><text:span text:style-name="Teletype">isfinite</text:span>. No error is possible.</text:p>
      <text:p text:style-name="Text_20_body">Uses the C library function decNumberIsSpecial().</text:p>
      <text:p text:style-name="function_20_name">&lt;decnum&gt;:issubnormal ()</text:p>
      <text:p text:style-name="function_20_name_20_alt">decNumber.issubnormal (&lt;decarg&gt;)</text:p>
      <text:p text:style-name="Text_20_body">Returns a boolean that is true if the argument is subnormal (that is, finite, non-zero, and not in the range of normal values), false otherwise. No error is possible.</text:p>
      <text:p text:style-name="Text_20_body">Uses the C library function decNumberIsSubnormal().</text:p>
      <text:p text:style-name="function_20_name">&lt;decnum&gt;:iszero</text:p>
      <text:p text:style-name="function_20_name_20_alt">decNumber.iszero (&lt;decarg&gt;)</text:p>
      <text:p text:style-name="Text_20_body">Returns a boolean that is true if the argument is zero, false otherwise. No error is possible.</text:p>
      <text:p text:style-name="Text_20_body">Uses the C library function decNumberIsZero().</text:p>
      <text:p text:style-name="function_20_name">&lt;decnum&gt;:le (&lt;decarg&gt;)</text:p>
      <text:p text:style-name="function_20_name_20_alt">&lt;decnum&gt;:__le (&lt;decarg&gt;)</text:p>
      <text:p text:style-name="function_20_name_20_alt">decNumber.le (&lt;decarg&gt;, &lt;decarg&gt;)</text:p>
      <text:p text:style-name="Text_20_body">Returns a boolean that is true when left (1<text:span text:style-name="T21">st</text:span>) argument is less than or equal to the right (2<text:span text:style-name="T21">nd</text:span>) argument, false otherwise.</text:p>
      <text:p text:style-name="Text_20_body">Note that by binding the method <text:span text:style-name="T6">__le </text:span>to this function, the Lua comparison operators (&lt;= <text:span text:style-name="T13">and</text:span> &gt;=) may be used with a &lt;decnum&gt; on the left and a &lt;decnum&gt; on the right.</text:p>
      <text:p text:style-name="Text_20_body">Uses the C library functions decNumberCompare() decNumberIsNegative() and decNumberIsZero().</text:p>
      <text:p text:style-name="function_20_name">&lt;decnum&gt;:lt (&lt;decarg&gt;)</text:p>
      <text:p text:style-name="function_20_name_20_alt">&lt;decnum&gt;:__lt (&lt;decarg&gt;)</text:p>
      <text:p text:style-name="function_20_name_20_alt">decNumber.lt (&lt;decarg&gt;, &lt;decarg&gt;)</text:p>
      <text:p text:style-name="Text_20_body">Returns a boolean that is true when left (1<text:span text:style-name="T21">st</text:span>) argument is less than the right (2<text:span text:style-name="T21">nd</text:span>) argument, false otherwise.</text:p>
      <text:p text:style-name="Text_20_body">Note that by binding the method <text:span text:style-name="T6">__lt </text:span>to this function, the Lua comparison operators (&lt; <text:span text:style-name="T13">and</text:span> &gt;) may be used with a &lt;decnum&gt; on the left and a &lt;decnum&gt; on the right. Lua also assumes that <text:span text:style-name="Source_20_Text">a &lt;= b</text:span> is equivalent to <text:span text:style-name="Source_20_Text">not (b &lt; a)</text:span> which in the presence of NaNs may or may not be what you want – if not, use <text:span text:style-name="T6">&lt;decnum&gt;:compare</text:span> directly.</text:p>
      <text:p text:style-name="Text_20_body">Uses the C library functions decNumberCompare() and decNumberIsNegative().</text:p>
      <text:p text:style-name="function_20_name">&lt;decnum&gt;:radix ()</text:p>
      <text:p text:style-name="function_20_name_20_alt">decNumber.radix (&lt;decarg&gt;)</text:p>
      <text:p text:style-name="Text_20_body">Returns the radix (number base) used by the decNumber package. This always returns 10. No error is possible.</text:p>
      <text:p text:style-name="Text_20_body">Uses the C library function decNumberRadix().</text:p>
      <text:h text:style-name="P52" text:outline-level="3">Operations on Random States</text:h>
      <text:p text:style-name="Text_20_body">The following functions operate on random states.</text:p>
      <text:p text:style-name="Text_20_body">The random number generator in the <text:span text:style-name="T3">ldecNumber</text:span> package is based on a lagged Fibonacci generator (“LFIB4”). George Marsaglia has this to say about LFIB4:</text:p>
      <text:p text:style-name="P23">LFIB4 is an extension of what I have previously defined as a lagged Fibonacci generator [...] I have developed the 4-lag generator LFIB4 using addition [...] Its period is 2^31*(2^256-1), about 2^287, and it seems to pass all tests --- in particular, those of the kind for which 2-lag generators using +,-, xor seem to fail.</text:p>
      <text:p text:style-name="P23"/>
      <text:p text:style-name="Text_20_body">The <text:span text:style-name="T3">ldecNumber</text:span> package uses LFIB4 to produce a stream of bits in 10-bit chunks. This is convenient for making decimal numbers in multiples of three decimal digits, and fits with the default setting of the <text:span text:style-name="T3">decNumber</text:span> compile time parameter <text:span text:style-name="T6">DECDPUN</text:span>. If you change <text:span text:style-name="T6">DECDPUN </text:span>then you may not be able to use the <text:span text:style-name="T3">ldecNumber</text:span> package's random states without modification to the C code. There is a compile time setting <text:span text:style-name="T6">LDN_ENABLE_RANDOM</text:span> that should be defined to 0 to disable random state features.</text:p>
      <text:p text:style-name="Text_20_body">The <text:span text:style-name="T3">ldecNumber</text:span> package random state code has been tested with L'Ecuyer and Simard's TestU01 Crush (see <text:a xlink:type="simple" xlink:href="http://www.iro.umontreal.ca/~simardr/testu01/tu01.html">http://www.iro.umontreal.ca/~simardr/testu01/tu01.html</text:a>)</text:p>
      <text:p text:style-name="P24">========= Summary results of Crush =========</text:p>
      <text:p text:style-name="P24"><text:s/>Version: <text:s text:c="9"/>TestU01-1.1</text:p>
      <text:p text:style-name="P24"><text:s/>Generator: <text:s text:c="7"/>Generator dec12</text:p>
      <text:p text:style-name="P24"><text:s/>Number of statistics: <text:s/>144</text:p>
      <text:p text:style-name="P24"><text:s/>Total CPU time: <text:s text:c="2"/>02:55:11.06</text:p>
      <text:p text:style-name="P24"><text:s/>All tests were passed</text:p>
      <text:p text:style-name="P8">While this confers a great deal of confidence in the quality of the generator, two caveats are in order:</text:p>
      <text:list text:style-name="L4">
        <text:list-item>
          <text:p text:style-name="P34">Crush uses IEEE doubles, and so the quality of the generator with more than a dozen or so digits is untested, though believed to be good</text:p>
        </text:list-item>
        <text:list-item>
          <text:p text:style-name="P34">This generator was not designed for cryptographic use, and so is probably only useful for its intended applications: simulation and testing</text:p>
        </text:list-item>
      </text:list>
      <text:p text:style-name="function_20_name">d<text:span text:style-name="T20">ecNumber.randomstate</text:span> ([a [, b [, c [, d]]]])</text:p>
      <text:p text:style-name="P7">Creates and returns a new random state <text:span text:style-name="T6">&lt;decrst&gt;</text:span>. If any arguments are not supplied, defaults are provided. The arguments <text:span text:style-name="T6">a</text:span>, <text:span text:style-name="T6">b</text:span>, <text:span text:style-name="T6">c</text:span>, and <text:span text:style-name="T6">d</text:span> are used as inputs to the random number generator KISS to initialize the random state.</text:p>
      <text:p text:style-name="function_20_name">&lt;decrst&gt;([digits [, exponent]])</text:p>
      <text:p text:style-name="Text_20_body">Returns a <text:span text:style-name="T13">new random decimal number. </text:span><text:span text:style-name="T14">If supplied, </text:span><text:span text:style-name="T9">digits</text:span><text:span text:style-name="T14"> is the number of decimal digits in the new <text:s/>random decimal number; the default is 12. If supplied, </text:span><text:span text:style-name="T9">exponent</text:span><text:span text:style-name="T14"> is the exponent of the new random decimal number; the default is </text:span><text:span text:style-name="T9">-digits</text:span><text:span text:style-name="T14"> so the new random decimal number is between zero (inclusive) and one (exclus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sans-serif"/>
    <style:font-face style:name="Lucida Sans Unicode1" svg:font-family="'Lucida Sans Unicode'"/>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ab-stops>
          <style:tab-stop style:position="0.1in"/>
        </style:tab-stops>
      </style:paragraph-properties>
      <style:text-properties style:font-name="Arial" fo:font-size="16pt" fo:font-weight="bold" style:font-name-asian="Lucida Sans Unicode1" style:font-size-asian="16pt" style:font-weight-asian="bold" style:font-name-complex="Tahoma1"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0799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unction_20_name" style:display-name="function name" style:family="paragraph" style:parent-style-name="Text_20_body" style:next-style-name="Text_20_body" style:class="text" style:master-page-name="">
      <style:paragraph-properties fo:padding="0.0201in" fo:border-left="none" fo:border-right="none" fo:border-top="0.0008in solid #000000" fo:border-bottom="none" style:shadow="none" fo:keep-with-next="always"/>
      <style:text-properties style:font-name="Courier New"/>
    </style:style>
    <style:style style:name="function_20_name_20_alt" style:display-name="function name alt" style:family="paragraph" style:parent-style-name="function_20_name" style:next-style-name="Text_20_body"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
      </style:footer>
    </style:master-page>
    <style:master-page style:name="HTML" style:page-layout-name="pm2">
      <style:footer>
        <text:p text:style-name="Footer">ldecNumber<text:tab/>page <text:page-number text:select-page="current">4</text:page-number> of <text:page-count>28</text:page-count><text:tab/> <text:modification-date style:data-style-name="N84">2007-08-07</text:modification-date></text:p>
      </style:footer>
    </style:master-page>
    <style:master-page style:name="Endnote" style:page-layout-name="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9-21T12:01:29</meta:creation-date>
    <dc:creator>Doug Currie</dc:creator>
    <dc:date>2007-08-07T18:22:22</dc:date>
    <dc:language>en-US</dc:language>
    <meta:editing-cycles>103</meta:editing-cycles>
    <meta:editing-duration>P1DT9H35M36S</meta:editing-duration>
    <meta:user-defined meta:name="Info 1"/>
    <meta:user-defined meta:name="Info 2"/>
    <meta:user-defined meta:name="Info 3"/>
    <meta:user-defined meta:name="Info 4"/>
    <meta:document-statistic meta:table-count="0" meta:image-count="0" meta:object-count="0" meta:page-count="28" meta:paragraph-count="620" meta:word-count="7624" meta:character-count="49102"/>
  </office:meta>
</office:document-meta>
</file>